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dd6b"/>
    </style:style>
    <style:style style:name="P2" style:family="paragraph" style:parent-style-name="Standard">
      <style:text-properties officeooo:rsid="00142cc6" officeooo:paragraph-rsid="001519d5"/>
    </style:style>
    <style:style style:name="P3" style:family="paragraph" style:parent-style-name="Standard">
      <style:text-properties officeooo:paragraph-rsid="00142cc6"/>
    </style:style>
    <style:style style:name="P4" style:family="paragraph" style:parent-style-name="Standard">
      <style:text-properties officeooo:paragraph-rsid="001519d5"/>
    </style:style>
    <style:style style:name="P5" style:family="paragraph" style:parent-style-name="Standard">
      <style:text-properties officeooo:rsid="001519d5" officeooo:paragraph-rsid="001519d5"/>
    </style:style>
    <style:style style:name="P6" style:family="paragraph" style:parent-style-name="Standard">
      <style:text-properties officeooo:rsid="00153cf3" officeooo:paragraph-rsid="00153cf3"/>
    </style:style>
    <style:style style:name="P7" style:family="paragraph" style:parent-style-name="Standard">
      <style:text-properties officeooo:rsid="0015afcb" officeooo:paragraph-rsid="0015afcb"/>
    </style:style>
    <style:style style:name="P8" style:family="paragraph" style:parent-style-name="Standard">
      <style:text-properties officeooo:paragraph-rsid="0015afcb"/>
    </style:style>
    <style:style style:name="P9" style:family="paragraph" style:parent-style-name="Standard" style:list-style-name="L4">
      <style:text-properties officeooo:paragraph-rsid="0015afcb"/>
    </style:style>
    <style:style style:name="P10" style:family="paragraph" style:parent-style-name="Standard">
      <style:text-properties officeooo:paragraph-rsid="0015d923"/>
    </style:style>
    <style:style style:name="P11" style:family="paragraph" style:parent-style-name="Standard" style:list-style-name="L5">
      <style:text-properties officeooo:paragraph-rsid="0015d923"/>
    </style:style>
    <style:style style:name="P12" style:family="paragraph" style:parent-style-name="Standard" style:list-style-name="L6">
      <style:text-properties officeooo:paragraph-rsid="0015afcb"/>
    </style:style>
    <style:style style:name="P13" style:family="paragraph" style:parent-style-name="Standard" style:list-style-name="L7">
      <style:text-properties officeooo:paragraph-rsid="0015afcb"/>
    </style:style>
    <style:style style:name="P14" style:family="paragraph" style:parent-style-name="Standard">
      <style:text-properties officeooo:rsid="00179937" officeooo:paragraph-rsid="00179937"/>
    </style:style>
    <style:style style:name="P15" style:family="paragraph" style:parent-style-name="Standard">
      <style:text-properties officeooo:paragraph-rsid="00179937"/>
    </style:style>
    <style:style style:name="P16" style:family="paragraph" style:parent-style-name="Standard">
      <style:text-properties officeooo:rsid="001980e1" officeooo:paragraph-rsid="001980e1"/>
    </style:style>
    <style:style style:name="P17" style:family="paragraph" style:parent-style-name="Standard">
      <style:text-properties officeooo:rsid="001af3d0" officeooo:paragraph-rsid="001af3d0"/>
    </style:style>
    <style:style style:name="P18" style:family="paragraph" style:parent-style-name="Standard">
      <style:text-properties officeooo:rsid="001c3b23" officeooo:paragraph-rsid="001c3b23"/>
    </style:style>
    <style:style style:name="P19" style:family="paragraph" style:parent-style-name="Standard">
      <style:text-properties officeooo:rsid="001c3b23" officeooo:paragraph-rsid="0025d19e"/>
    </style:style>
    <style:style style:name="P20" style:family="paragraph" style:parent-style-name="Standard">
      <style:text-properties officeooo:rsid="001ca185" officeooo:paragraph-rsid="001ca185"/>
    </style:style>
    <style:style style:name="P21" style:family="paragraph" style:parent-style-name="Standard">
      <style:text-properties officeooo:rsid="001d4869" officeooo:paragraph-rsid="001d4869"/>
    </style:style>
    <style:style style:name="P22" style:family="paragraph" style:parent-style-name="Standard">
      <style:text-properties officeooo:paragraph-rsid="001ca185"/>
    </style:style>
    <style:style style:name="P23" style:family="paragraph" style:parent-style-name="Standard">
      <style:text-properties officeooo:rsid="001e39a4" officeooo:paragraph-rsid="001e39a4"/>
    </style:style>
    <style:style style:name="P24" style:family="paragraph" style:parent-style-name="Standard">
      <style:text-properties officeooo:paragraph-rsid="001e39a4"/>
    </style:style>
    <style:style style:name="P25" style:family="paragraph" style:parent-style-name="Standard">
      <style:text-properties officeooo:rsid="001fc94a" officeooo:paragraph-rsid="001fc94a"/>
    </style:style>
    <style:style style:name="P26" style:family="paragraph" style:parent-style-name="Standard" style:list-style-name="L16">
      <style:text-properties officeooo:rsid="001fc94a" officeooo:paragraph-rsid="001fc94a"/>
    </style:style>
    <style:style style:name="P27" style:family="paragraph" style:parent-style-name="Standard">
      <style:text-properties officeooo:rsid="00208762" officeooo:paragraph-rsid="00208762"/>
    </style:style>
    <style:style style:name="P28" style:family="paragraph" style:parent-style-name="Standard">
      <style:text-properties officeooo:paragraph-rsid="00208762"/>
    </style:style>
    <style:style style:name="P29" style:family="paragraph" style:parent-style-name="Standard">
      <style:text-properties officeooo:rsid="00234fcc" officeooo:paragraph-rsid="00234fcc"/>
    </style:style>
    <style:style style:name="P30" style:family="paragraph" style:parent-style-name="Standard">
      <style:text-properties officeooo:paragraph-rsid="00234fcc"/>
    </style:style>
    <style:style style:name="P31" style:family="paragraph" style:parent-style-name="Text_20_body" style:list-style-name="L3">
      <style:text-properties officeooo:paragraph-rsid="00270d63"/>
    </style:style>
    <style:style style:name="P32" style:family="paragraph" style:parent-style-name="Text_20_body">
      <style:text-properties officeooo:paragraph-rsid="00142cc6"/>
    </style:style>
    <style:style style:name="P33" style:family="paragraph" style:parent-style-name="Text_20_body">
      <style:text-properties officeooo:rsid="00153cf3" officeooo:paragraph-rsid="00153cf3"/>
    </style:style>
    <style:style style:name="P34" style:family="paragraph" style:parent-style-name="Text_20_body">
      <style:text-properties officeooo:paragraph-rsid="0015afcb"/>
    </style:style>
    <style:style style:name="P35" style:family="paragraph" style:parent-style-name="Text_20_body" style:list-style-name="L7">
      <style:text-properties officeooo:paragraph-rsid="0015afcb"/>
    </style:style>
    <style:style style:name="P36" style:family="paragraph" style:parent-style-name="Text_20_body">
      <style:text-properties officeooo:rsid="001d4869" officeooo:paragraph-rsid="001d4869"/>
    </style:style>
    <style:style style:name="P37" style:family="paragraph" style:parent-style-name="Text_20_body">
      <style:text-properties officeooo:paragraph-rsid="001d4869"/>
    </style:style>
    <style:style style:name="P38" style:family="paragraph" style:parent-style-name="Text_20_body">
      <style:text-properties officeooo:rsid="00234fcc" officeooo:paragraph-rsid="00234fcc"/>
    </style:style>
    <style:style style:name="P39" style:family="paragraph" style:parent-style-name="Text_20_body">
      <style:text-properties officeooo:rsid="00239a73" officeooo:paragraph-rsid="00239a73"/>
    </style:style>
    <style:style style:name="P40" style:family="paragraph" style:parent-style-name="Text_20_body">
      <style:text-properties officeooo:paragraph-rsid="00239a73"/>
    </style:style>
    <style:style style:name="P41" style:family="paragraph" style:parent-style-name="Text_20_body">
      <style:text-properties officeooo:rsid="0023e1d3" officeooo:paragraph-rsid="0023e1d3"/>
    </style:style>
    <style:style style:name="P42" style:family="paragraph" style:parent-style-name="Text_20_body">
      <style:text-properties officeooo:paragraph-rsid="0023e1d3"/>
    </style:style>
    <style:style style:name="P43" style:family="paragraph" style:parent-style-name="Text_20_body">
      <style:paragraph-properties fo:line-height="115%"/>
      <style:text-properties officeooo:paragraph-rsid="0025232d"/>
    </style:style>
    <style:style style:name="P44" style:family="paragraph" style:parent-style-name="Text_20_body">
      <style:paragraph-properties fo:line-height="115%"/>
      <style:text-properties officeooo:paragraph-rsid="00270d63"/>
    </style:style>
    <style:style style:name="P45" style:family="paragraph" style:parent-style-name="Text_20_body">
      <style:text-properties officeooo:paragraph-rsid="0028d038"/>
    </style:style>
    <style:style style:name="P46" style:family="paragraph" style:parent-style-name="Text_20_body">
      <style:text-properties officeooo:paragraph-rsid="00299646"/>
    </style:style>
    <style:style style:name="P47" style:family="paragraph" style:parent-style-name="Text_20_body">
      <style:text-properties officeooo:paragraph-rsid="002a478f"/>
    </style:style>
    <style:style style:name="P48" style:family="paragraph" style:parent-style-name="Text_20_body">
      <loext:graphic-properties draw:fill="solid" draw:fill-color="#2b2b2b" draw:opacity="100%"/>
      <style:paragraph-properties fo:background-color="#2b2b2b"/>
      <style:text-properties fo:color="#a9b7c6" style:font-name="DejaVu Sans Mono" fo:font-size="9pt" officeooo:paragraph-rsid="002a478f"/>
    </style:style>
    <style:style style:name="P49" style:family="paragraph" style:parent-style-name="Text_20_body" style:list-style-name="L2">
      <style:paragraph-properties fo:margin-top="0cm" fo:margin-bottom="0cm" loext:contextual-spacing="false"/>
      <style:text-properties officeooo:paragraph-rsid="00270d63"/>
    </style:style>
    <style:style style:name="P50" style:family="paragraph" style:parent-style-name="Text_20_body">
      <style:paragraph-properties fo:margin-top="0cm" fo:margin-bottom="0cm" loext:contextual-spacing="false" fo:line-height="115%"/>
      <style:text-properties officeooo:paragraph-rsid="0025232d"/>
    </style:style>
    <style:style style:name="P51" style:family="paragraph" style:parent-style-name="Preformatted_20_Text">
      <loext:graphic-properties draw:fill="solid" draw:fill-color="#2b2b2b" draw:opacity="100%"/>
      <style:paragraph-properties fo:background-color="#2b2b2b"/>
      <style:text-properties fo:color="#e8bf6a" style:font-name="DejaVu Sans Mono" fo:font-size="9pt"/>
    </style:style>
    <style:style style:name="P52" style:family="paragraph" style:parent-style-name="Preformatted_20_Text">
      <loext:graphic-properties draw:fill="solid" draw:fill-color="#2b2b2b" draw:opacity="100%"/>
      <style:paragraph-properties fo:background-color="#2b2b2b"/>
      <style:text-properties fo:color="#e8bf6a" style:font-name="DejaVu Sans Mono" fo:font-size="9pt" officeooo:paragraph-rsid="0028362d"/>
    </style:style>
    <style:style style:name="P53" style:family="paragraph" style:parent-style-name="Preformatted_20_Text">
      <loext:graphic-properties draw:fill="solid" draw:fill-color="#2b2b2b" draw:opacity="100%"/>
      <style:paragraph-properties fo:background-color="#2b2b2b"/>
      <style:text-properties fo:color="#e8bf6a"/>
    </style:style>
    <style:style style:name="P54"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55" style:family="paragraph" style:parent-style-name="Preformatted_20_Text">
      <loext:graphic-properties draw:fill="solid" draw:fill-color="#2b2b2b" draw:opacity="100%"/>
      <style:paragraph-properties fo:background-color="#2b2b2b"/>
      <style:text-properties fo:color="#a9b7c6"/>
    </style:style>
    <style:style style:name="P56" style:family="paragraph" style:parent-style-name="Preformatted_20_Text">
      <style:paragraph-properties fo:line-height="115%"/>
      <style:text-properties officeooo:paragraph-rsid="00270d63"/>
    </style:style>
    <style:style style:name="P57" style:family="paragraph" style:parent-style-name="Preformatted_20_Text">
      <style:paragraph-properties fo:margin-top="0cm" fo:margin-bottom="0.499cm" loext:contextual-spacing="false"/>
      <style:text-properties officeooo:paragraph-rsid="0025d19e"/>
    </style:style>
    <style:style style:name="P58" style:family="paragraph" style:parent-style-name="Preformatted_20_Text">
      <loext:graphic-properties draw:fill="solid" draw:fill-color="#2b2b2b" draw:opacity="100%"/>
      <style:paragraph-properties fo:margin-top="0cm" fo:margin-bottom="0.499cm" loext:contextual-spacing="false" fo:background-color="#2b2b2b"/>
      <style:text-properties fo:color="#e8bf6a" style:font-name="DejaVu Sans Mono" fo:font-size="9pt"/>
    </style:style>
    <style:style style:name="T1" style:family="text">
      <style:text-properties officeooo:rsid="0011dd6b"/>
    </style:style>
    <style:style style:name="T2" style:family="text">
      <style:text-properties officeooo:rsid="00142cc6"/>
    </style:style>
    <style:style style:name="T3" style:family="text">
      <style:text-properties fo:font-weight="normal" style:font-weight-asian="normal" style:font-weight-complex="normal"/>
    </style:style>
    <style:style style:name="T4" style:family="text">
      <style:text-properties fo:font-weight="normal" officeooo:rsid="00142cc6" style:font-weight-asian="normal" style:font-weight-complex="normal"/>
    </style:style>
    <style:style style:name="T5" style:family="text">
      <style:text-properties fo:font-weight="normal" officeooo:rsid="001d4869" style:font-weight-asian="normal" style:font-weight-complex="normal"/>
    </style:style>
    <style:style style:name="T6" style:family="text">
      <style:text-properties fo:font-weight="normal" officeooo:rsid="001e39a4" style:font-weight-asian="normal" style:font-weight-complex="normal"/>
    </style:style>
    <style:style style:name="T7" style:family="text">
      <style:text-properties fo:font-weight="normal" officeooo:rsid="0023e1d3" style:font-weight-asian="normal" style:font-weight-complex="normal"/>
    </style:style>
    <style:style style:name="T8" style:family="text">
      <style:text-properties fo:font-weight="normal" officeooo:rsid="0025232d" style:font-weight-asian="normal" style:font-weight-complex="normal"/>
    </style:style>
    <style:style style:name="T9" style:family="text">
      <style:text-properties fo:font-weight="normal" officeooo:rsid="00270d63" style:font-weight-asian="normal" style:font-weight-complex="normal"/>
    </style:style>
    <style:style style:name="T10" style:family="text">
      <style:text-properties fo:font-weight="normal" officeooo:rsid="0028d038" style:font-weight-asian="normal" style:font-weight-complex="normal"/>
    </style:style>
    <style:style style:name="T11" style:family="text">
      <style:text-properties fo:font-weight="normal" officeooo:rsid="00299646"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42cc6" style:font-weight-asian="bold" style:font-weight-complex="bold"/>
    </style:style>
    <style:style style:name="T14" style:family="text">
      <style:text-properties fo:font-weight="bold" officeooo:rsid="001519d5" style:font-weight-asian="bold" style:font-weight-complex="bold"/>
    </style:style>
    <style:style style:name="T15" style:family="text">
      <style:text-properties officeooo:rsid="001519d5"/>
    </style:style>
    <style:style style:name="T16" style:family="text">
      <style:text-properties officeooo:rsid="00153cf3"/>
    </style:style>
    <style:style style:name="T17" style:family="text">
      <style:text-properties officeooo:rsid="0015afcb"/>
    </style:style>
    <style:style style:name="T18" style:family="text">
      <style:text-properties officeooo:rsid="00179937"/>
    </style:style>
    <style:style style:name="T19" style:family="text">
      <style:text-properties officeooo:rsid="001980e1"/>
    </style:style>
    <style:style style:name="T20" style:family="text">
      <style:text-properties officeooo:rsid="001af3d0"/>
    </style:style>
    <style:style style:name="T21" style:family="text">
      <style:text-properties officeooo:rsid="001ca185"/>
    </style:style>
    <style:style style:name="T22" style:family="text">
      <style:text-properties officeooo:rsid="001d4869"/>
    </style:style>
    <style:style style:name="T23" style:family="text">
      <style:text-properties officeooo:rsid="001e39a4"/>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1e39a4" style:font-weight-asian="normal" style:font-weight-complex="normal"/>
    </style:style>
    <style:style style:name="T26" style:family="text">
      <style:text-properties style:text-underline-style="none" fo:font-weight="normal" officeooo:rsid="001fc94a" style:font-weight-asian="normal" style:font-weight-complex="normal"/>
    </style:style>
    <style:style style:name="T27" style:family="text">
      <style:text-properties style:text-underline-style="none" fo:font-weight="normal" officeooo:rsid="00208762" style:font-weight-asian="normal" style:font-weight-complex="normal"/>
    </style:style>
    <style:style style:name="T28" style:family="text">
      <style:text-properties officeooo:rsid="00208762"/>
    </style:style>
    <style:style style:name="T29" style:family="text">
      <style:text-properties officeooo:rsid="00234fcc"/>
    </style:style>
    <style:style style:name="T30" style:family="text">
      <style:text-properties officeooo:rsid="00239a73"/>
    </style:style>
    <style:style style:name="T31" style:family="text">
      <style:text-properties officeooo:rsid="0025d19e"/>
    </style:style>
    <style:style style:name="T32" style:family="text">
      <style:text-properties style:font-name="DejaVu Sans Mono" fo:font-size="9pt"/>
    </style:style>
    <style:style style:name="T33" style:family="text">
      <style:text-properties fo:color="#e8bf6a"/>
    </style:style>
    <style:style style:name="T34" style:family="text">
      <style:text-properties fo:color="#e8bf6a" style:font-name="DejaVu Sans Mono" fo:font-size="9pt"/>
    </style:style>
    <style:style style:name="T35" style:family="text">
      <style:text-properties fo:color="#e8bf6a" style:font-name="DejaVu Sans Mono" fo:font-size="9pt" fo:font-weight="normal" officeooo:rsid="00270d63" style:font-weight-asian="normal" style:font-weight-complex="normal"/>
    </style:style>
    <style:style style:name="T36" style:family="text">
      <style:text-properties fo:color="#e8bf6a" style:font-name="DejaVu Sans Mono" fo:font-size="9pt" fo:font-weight="normal" officeooo:rsid="00299646" style:font-weight-asian="normal" style:font-weight-complex="normal"/>
    </style:style>
    <style:style style:name="T37" style:family="text">
      <style:text-properties fo:color="#e8bf6a" fo:font-weight="normal" officeooo:rsid="00299646" style:font-weight-asian="normal" style:font-weight-complex="normal"/>
    </style:style>
    <style:style style:name="T38" style:family="text">
      <style:text-properties fo:color="#e8bf6a" fo:font-weight="normal" officeooo:rsid="002a7815" style:font-weight-asian="normal" style:font-weight-complex="normal"/>
    </style:style>
    <style:style style:name="T39" style:family="text">
      <style:text-properties fo:color="#cc7832"/>
    </style:style>
    <style:style style:name="T40" style:family="text">
      <style:text-properties fo:color="#cc7832" style:font-name="DejaVu Sans Mono" fo:font-size="9pt"/>
    </style:style>
    <style:style style:name="T41" style:family="text">
      <style:text-properties fo:color="#bababa"/>
    </style:style>
    <style:style style:name="T42" style:family="text">
      <style:text-properties fo:color="#bababa" style:font-name="DejaVu Sans Mono" fo:font-size="9pt"/>
    </style:style>
    <style:style style:name="T43" style:family="text">
      <style:text-properties fo:color="#bababa" style:font-name="DejaVu Sans Mono" fo:font-size="9pt" fo:font-weight="normal" officeooo:rsid="00299646" style:font-weight-asian="normal" style:font-weight-complex="normal"/>
    </style:style>
    <style:style style:name="T44" style:family="text">
      <style:text-properties fo:color="#bababa" fo:font-weight="normal" officeooo:rsid="00299646" style:font-weight-asian="normal" style:font-weight-complex="normal"/>
    </style:style>
    <style:style style:name="T45" style:family="text">
      <style:text-properties fo:color="#6897bb"/>
    </style:style>
    <style:style style:name="T46" style:family="text">
      <style:text-properties fo:color="#6897bb" style:font-name="DejaVu Sans Mono" fo:font-size="9pt"/>
    </style:style>
    <style:style style:name="T47" style:family="text">
      <style:text-properties fo:color="#a5c261"/>
    </style:style>
    <style:style style:name="T48" style:family="text">
      <style:text-properties fo:color="#a5c261" style:font-name="DejaVu Sans Mono" fo:font-size="9pt"/>
    </style:style>
    <style:style style:name="T49" style:family="text">
      <style:text-properties fo:color="#6a8759" style:font-name="DejaVu Sans Mono" fo:font-size="9pt"/>
    </style:style>
    <style:style style:name="T50" style:family="text">
      <style:text-properties officeooo:rsid="0028362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ASSIGNMENT -4 (Introduction To HTML and CSS)</text:span></text:p>
      <text:p text:style-name="Standard"/>
      <text:p text:style-name="Standard"/>
      <text:p text:style-name="P1"><text:span text:style-name="T1">Q1) <text:s/></text:span>How are inline and block elements different from each other?</text:p>
      <text:p text:style-name="P1"/>
      <text:p text:style-name="P3"><text:span text:style-name="T2">Ans) </text:span><text:s/></text:p>
      <text:list xml:id="list321715033" text:style-name="L2">
        <text:list-item>
          <text:p text:style-name="P49"><text:span text:style-name="T3">Block elements always start from a </text:span><text:span text:style-name="Strong_20_Emphasis"><text:span text:style-name="T3">new line</text:span></text:span><text:span text:style-name="T3">, take up the maximum </text:span><text:span text:style-name="Strong_20_Emphasis"><text:span text:style-name="T3">width</text:span></text:span><text:span text:style-name="T3"> available, and are displayed in a </text:span><text:span text:style-name="Strong_20_Emphasis"><text:span text:style-name="T3">column.</text:span></text:span><text:span text:style-name="Strong_20_Emphasis"> </text:span></text:p>
          <text:p text:style-name="P49"><text:span text:style-name="Strong_20_Emphasis"><text:span text:style-name="T2">eg</text:span></text:span><text:span text:style-name="Strong_20_Emphasis"><text:span text:style-name="T4">)&lt;div&gt;,&lt;p&gt;</text:span></text:span> </text:p>
        </text:list-item>
      </text:list>
      <text:list xml:id="list3080662144" text:style-name="L3">
        <text:list-item>
          <text:p text:style-name="P31"><text:span text:style-name="T3">Inline elements </text:span><text:span text:style-name="Strong_20_Emphasis"><text:span text:style-name="T3">don't</text:span></text:span><text:span text:style-name="T3"> start on a </text:span><text:span text:style-name="Strong_20_Emphasis"><text:span text:style-name="T3">new line</text:span></text:span><text:span text:style-name="T3"> even if they go </text:span><text:span text:style-name="Strong_20_Emphasis"><text:span text:style-name="T3">beyond</text:span></text:span><text:span text:style-name="T3"> the width of the website.</text:span> They are displayed in the <text:span text:style-name="Strong_20_Emphasis"><text:span text:style-name="T3">line</text:span></text:span> they were originally placed on. </text:p>
          <text:p text:style-name="P31"><text:span text:style-name="T13">eg)</text:span><text:span text:style-name="T4">&lt;span&gt;</text:span></text:p>
        </text:list-item>
      </text:list>
      <text:p text:style-name="P33"><text:span text:style-name="T4"/></text:p>
      <text:p text:style-name="Text_20_body"><text:span text:style-name="T4"/></text:p>
      <text:p text:style-name="P32"><text:span text:style-name="T4">Q2) </text:span><text:span text:style-name="T3">Explain the difference between visibility:hidden and display:none</text:span></text:p>
      <text:p text:style-name="P4"><text:span text:style-name="T2"><text:s text:c="2"/>Ans)</text:span></text:p>
      <text:p text:style-name="P4"><text:span text:style-name="T14">display:none</text:span><text:span text:style-name="T15">-</text:span> means that the tag in question will not appear on the page at all (although you can still interact with it through the dom). There will be no space allocated for it between the other tags. </text:p>
      <text:p text:style-name="P4"/>
      <text:p text:style-name="Standard"><text:s/><text:span text:style-name="T14">Visibility:hidden</text:span><text:span text:style-name="T15">- </text:span>means that the tag is not visible, but space is allocated for it on the page. The tag is rendered, it just isn't seen on the page</text:p>
      <text:p text:style-name="P2"><text:s text:c="6"/></text:p>
      <text:p text:style-name="P1"/>
      <text:p text:style-name="P1"/>
      <text:p text:style-name="P1"/>
      <text:p text:style-name="P4"><text:span text:style-name="T15">Q3) </text:span>Explain the clear and float properties.</text:p>
      <text:p text:style-name="P5">Ans) </text:p>
      <text:p text:style-name="P6">CLEAR-</text:p>
      <text:p text:style-name="Standard">Controls behavior of the floating element by avoiding the overlapping of consecutive elements over the floating element. The value of the <text:span text:style-name="T16">clear </text:span>property specifies the side on which the floating element is not supposed to float. The values of <text:span text:style-name="T16">clear </text:span>property can be <text:span text:style-name="Emphasis">none, left, right, both, inherit.</text:span></text:p>
      <text:p text:style-name="P6"/>
      <text:p text:style-name="P6">FLOAT-</text:p>
      <text:p text:style-name="P33">If you have a few html elements inside one container, you need to determine how will they float. This property is most commonly used to wrap text around images however it can be utilized for other elements too. There are four possible values for CSS float property:<text:span text:style-name="Emphasis">left, right, none, inherit.</text:span></text:p>
      <text:p text:style-name="P7"/>
      <text:p text:style-name="P7"/>
      <text:p text:style-name="P7"/>
      <text:p text:style-name="P7"/>
      <text:p text:style-name="P8"><text:span text:style-name="T17">Q4)</text:span> <text:span text:style-name="T17">E</text:span>xplain difference between absolute, relative,fixed and static.</text:p>
      <text:p text:style-name="P7">Ans-</text:p>
      <text:list xml:id="list445032338" text:style-name="L7">
        <text:list-item>
          <text:p text:style-name="P13"><text:span text:style-name="T17">Absolute-</text:span></text:p>
          <text:p text:style-name="P35">Positions the element relative to its immediately positioned ancestor.If no ancestor is present, then the element uses the document's body for positioning</text:p>
        </text:list-item>
      </text:list>
      <text:list xml:id="list936222219" text:style-name="L6">
        <text:list-item>
          <text:p text:style-name="P12"><text:span text:style-name="T17">Relative-</text:span><text:bookmark text:name="relative"/></text:p>
        </text:list-item>
      </text:list>
      <text:p text:style-name="Text_20_body"><text:s text:c="11"/>Positions the element relative to its normal position.The <text:span text:style-name="Emphasis">top, bottom, left </text:span>and<text:span text:style-name="Emphasis"> right</text:span> properties <text:s text:c="9"/>define the relative position.</text:p>
      <text:p text:style-name="P7"/>
      <text:p text:style-name="P7"/>
      <text:list xml:id="list1178292774" text:style-name="L5">
        <text:list-item>
          <text:p text:style-name="P11"><text:soft-page-break/><text:span text:style-name="T17">Fixed-</text:span></text:p>
        </text:list-item>
      </text:list>
      <text:p text:style-name="P10"><text:s text:c="12"/>Positions the element on the browser's viewport and does not move even on scrolling the <text:s text:c="3"/>page</text:p>
      <text:p text:style-name="P7"/>
      <text:list xml:id="list4249395255" text:style-name="L4">
        <text:list-item>
          <text:p text:style-name="P9"><text:span text:style-name="T17">Static-</text:span></text:p>
        </text:list-item>
      </text:list>
      <text:p text:style-name="P34"><text:span text:style-name="T17"><text:s text:c="12"/>Positions the element based on the normal flow of the HTML document.</text:span>Elements are positioned in static by default and the <text:span text:style-name="Emphasis">left, right, top </text:span>and<text:span text:style-name="Emphasis"> bottom</text:span> properties have no effect</text:p>
      <text:p text:style-name="P15"/>
      <text:p text:style-name="P15"/>
      <text:p text:style-name="P15"/>
      <text:p text:style-name="P15"/>
      <text:p text:style-name="P15"><text:span text:style-name="T18">Q 5) </text:span><text:s/>Write the HTML code to create a table in which there are 4 columns( ID , Employee Name, Designation, Department) and at least 6 rows. Also do some styling to it.</text:p>
      <text:p text:style-name="P15"/>
      <text:p text:style-name="P14">Ans) <text:span text:style-name="T19">&lt;html&gt;</text:span></text:p>
      <text:p text:style-name="P16">&lt;head&gt;</text:p>
      <text:p text:style-name="P16">&lt;title&gt;</text:p>
      <text:p text:style-name="P16"><text:tab/>Table</text:p>
      <text:p text:style-name="P16"><text:tab/><text:tab/>&lt;/title&gt;</text:p>
      <text:p text:style-name="P18">&lt;style&gt;</text:p>
      <text:p text:style-name="P17">table{</text:p>
      <text:p text:style-name="P57"><text:span text:style-name="Source_20_Text">    border: 1px solid blac</text:span><text:span text:style-name="Source_20_Text"><text:span text:style-name="T31">k;</text:span></text:span></text:p>
      <text:p text:style-name="P57"><text:span text:style-name="T20">}</text:span></text:p>
      <text:p text:style-name="P57"><text:span text:style-name="T20">tr,td{ padding:5px;</text:span></text:p>
      <text:p text:style-name="P19">}</text:p>
      <text:p text:style-name="P19"><text:span text:style-name="T31">&lt;</text:span>style&gt;</text:p>
      <text:p text:style-name="P16">&lt;/head&gt;</text:p>
      <text:p text:style-name="P16">&lt;body&gt;</text:p>
      <text:p text:style-name="P16">&lt;table&gt;</text:p>
      <text:p text:style-name="P16">&lt;t<text:span text:style-name="T20">head</text:span>&gt;</text:p>
      <text:p text:style-name="P17">&lt;tr&gt;</text:p>
      <text:p text:style-name="P17">&lt;th&gt;ID&lt;/th&gt;</text:p>
      <text:p text:style-name="P17">&lt;th&gt;Employee Name&lt;/th&gt;</text:p>
      <text:p text:style-name="P17">&lt;th&gt;Designation&lt;/th&gt;</text:p>
      <text:p text:style-name="P17">&lt;th&gt;Department&lt;/th&gt;</text:p>
      <text:p text:style-name="P17">&lt;/tr&gt;</text:p>
      <text:p text:style-name="P17">&lt;/thead&gt;</text:p>
      <text:p text:style-name="P17">&lt;tr&gt;</text:p>
      <text:p text:style-name="P17">&lt;td&gt;&lt;/td&gt;</text:p>
      <text:p text:style-name="P17">&lt;td&gt;&lt;/td&gt;</text:p>
      <text:p text:style-name="P17">&lt;td&gt;&lt;/td&gt;</text:p>
      <text:p text:style-name="P17">&lt;td&gt;&lt;/td&gt;</text:p>
      <text:p text:style-name="P17">&lt;/tr&gt;</text:p>
      <text:p text:style-name="P17"/>
      <text:p text:style-name="P17">&lt;tr&gt;</text:p>
      <text:p text:style-name="P17">&lt;td&gt;&lt;/td&gt;</text:p>
      <text:p text:style-name="P17">&lt;td&gt;&lt;/td&gt;</text:p>
      <text:p text:style-name="P17">&lt;td&gt;&lt;/td&gt;</text:p>
      <text:p text:style-name="P17">&lt;td&gt;&lt;/td&gt;</text:p>
      <text:p text:style-name="P17">&lt;/tr&gt;</text:p>
      <text:p text:style-name="P17"/>
      <text:p text:style-name="P17">&lt;tr&gt;</text:p>
      <text:p text:style-name="P17">&lt;td&gt;&lt;/td&gt;</text:p>
      <text:p text:style-name="P17">&lt;td&gt;&lt;/td&gt;</text:p>
      <text:p text:style-name="P17"><text:soft-page-break/>&lt;td&gt;&lt;/td&gt;</text:p>
      <text:p text:style-name="P17">&lt;td&gt;&lt;/td&gt;</text:p>
      <text:p text:style-name="P17">&lt;/tr&gt;</text:p>
      <text:p text:style-name="P17"/>
      <text:p text:style-name="P17">&lt;tr&gt;</text:p>
      <text:p text:style-name="P17">&lt;td&gt;&lt;/td&gt;</text:p>
      <text:p text:style-name="P17">&lt;td&gt;&lt;/td&gt;</text:p>
      <text:p text:style-name="P17">&lt;td&gt;&lt;/td&gt;</text:p>
      <text:p text:style-name="P17">&lt;td&gt;&lt;/td&gt;</text:p>
      <text:p text:style-name="P17">&lt;/tr&gt;</text:p>
      <text:p text:style-name="P17"/>
      <text:p text:style-name="P17">&lt;tr&gt;</text:p>
      <text:p text:style-name="P17">&lt;td&gt;&lt;/td&gt;</text:p>
      <text:p text:style-name="P17">&lt;td&gt;&lt;/td&gt;</text:p>
      <text:p text:style-name="P17">&lt;td&gt;&lt;/td&gt;</text:p>
      <text:p text:style-name="P17">&lt;td&gt;&lt;/td&gt;</text:p>
      <text:p text:style-name="P17">&lt;/tr&gt;</text:p>
      <text:p text:style-name="P17"/>
      <text:p text:style-name="P16">&lt;/table&gt;</text:p>
      <text:p text:style-name="P16">&lt;/body&gt;</text:p>
      <text:p text:style-name="P16">&lt;/html&gt;</text:p>
      <text:p text:style-name="P16"/>
      <text:p text:style-name="P16"/>
      <text:p text:style-name="P22"><text:span text:style-name="T21">Q 6)</text:span> Why do we use meta tags?</text:p>
      <text:p text:style-name="P20"/>
      <text:p text:style-name="P21">Ans)</text:p>
      <text:p text:style-name="P36">Meta tags are the words that are hidden in your code. People browsing your site will just not be able to see them.The search engines still read them for it to have a simple, summarized idea of what your site is about and what exactly your keywords are.</text:p>
      <text:p text:style-name="P36">Meta tags are used to give the document description,keywords,author of the document,last modified and etc. It improves the SEO of the web page by using keywords for that web page.</text:p>
      <text:p text:style-name="P36">&lt;head&gt;Meta tags are located here&lt;/head&gt;</text:p>
      <text:p text:style-name="P36"/>
      <text:p text:style-name="P37"><text:span text:style-name="T22">Q7)</text:span> Explain box model.  </text:p>
      <text:p text:style-name="P21">Ans)</text:p>
      <text:p text:style-name="P37"><text:span text:style-name="T6">E</text:span><text:span text:style-name="T5">very HTML </text:span><text:span text:style-name="Strong_20_Emphasis"><text:span text:style-name="T5">element</text:span></text:span><text:span text:style-name="T5"> </text:span><text:span text:style-name="T6">occupy spave ,hence can be considered </text:span><text:span text:style-name="T5">to be a </text:span><text:span text:style-name="Strong_20_Emphasis"><text:span text:style-name="T5">box</text:span></text:span><text:span text:style-name="T5">.</text:span><text:span text:style-name="T22"> </text:span><text:span text:style-name="T3">The CSS box model helps us understand </text:span><text:span text:style-name="Strong_20_Emphasis"><text:span text:style-name="T3">layout</text:span></text:span><text:span text:style-name="T3"> and </text:span><text:span text:style-name="Strong_20_Emphasis"><text:span text:style-name="T3">webpage design </text:span></text:span><text:span text:style-name="T3">better.</text:span></text:p>
      <text:p text:style-name="P21"><text:span text:style-name="T3">The CSS box model is </text:span><text:span text:style-name="Strong_20_Emphasis"><text:span text:style-name="T3">a box in another box, in another box, in another box</text:span></text:span><text:span text:style-name="T3">.</text:span> It consists of the actual content of an element, plus CSS padding, CSS border, and CSS margins.</text:p>
      <text:p text:style-name="P21"><text:span text:style-name="Strong_20_Emphasis">Margin</text:span> – transparent space outside the border area.</text:p>
      <text:p text:style-name="P21"><text:span text:style-name="Strong_20_Emphasis">Border</text:span> – frame around the content and padding.</text:p>
      <text:p text:style-name="P21"><text:span text:style-name="Strong_20_Emphasis">Padding</text:span> – transparent space between the border and the content area.</text:p>
      <text:p text:style-name="P21"><text:span text:style-name="Strong_20_Emphasis">Content</text:span> <text:span text:style-name="Strong_20_Emphasis">area</text:span> – the place, where content appears.</text:p>
      <text:p text:style-name="P21"/>
      <text:p text:style-name="P23"/>
      <text:p text:style-name="P23"/>
      <text:p text:style-name="P24"><text:span text:style-name="T23">Q8)</text:span> What are the different types of CSS Selectors? </text:p>
      <text:p text:style-name="P23"/>
      <text:p text:style-name="P24"><text:span text:style-name="T25">Ans)</text:span><text:span text:style-name="T24">The</text:span><text:span text:style-name="Strong_20_Emphasis"><text:span text:style-name="T24"> CSS selector </text:span></text:span><text:span text:style-name="T24">describes an </text:span><text:span text:style-name="T25">HTML elemen</text:span><text:span text:style-name="T26">t</text:span><text:span text:style-name="T24"> that you want to style.</text:span></text:p>
      <text:p text:style-name="P25"><text:span text:style-name="T24">There are dozens of CSS selectors, Some can be classified as-</text:span></text:p>
      <text:list xml:id="list103023283" text:style-name="L16">
        <text:list-item>
          <text:p text:style-name="P26"><text:span text:style-name="T24">Element selector </text:span><text:span text:style-name="T27">(&lt;p&gt;, &lt;h1&gt;</text:span></text:p>
        </text:list-item>
        <text:list-item>
          <text:p text:style-name="P26"><text:span text:style-name="T24">ID selector</text:span><text:span text:style-name="T27">(#id)</text:span></text:p>
        </text:list-item>
        <text:list-item>
          <text:p text:style-name="P26"><text:soft-page-break/><text:span text:style-name="T24">Class selector </text:span><text:span text:style-name="T27">(.class)</text:span></text:p>
        </text:list-item>
        <text:list-item>
          <text:p text:style-name="P26"><text:span text:style-name="T24">Grouping selector</text:span></text:p>
          <text:p text:style-name="P26"><text:span text:style-name="T24"/></text:p>
        </text:list-item>
      </text:list>
      <text:p text:style-name="P28"><text:span text:style-name="T28">Q9)</text:span> Define Doctype.</text:p>
      <text:p text:style-name="P29">Ans) </text:p>
      <text:p text:style-name="P30"><text:span text:style-name="T29"><text:s text:c="5"/></text:span>The &lt;!DOCTYPE&gt; declaration is not an HTML tag; it is an instruction to the web browser about what version of HTML the page is written in.</text:p>
      <text:p text:style-name="P38">The &lt;!DOCTYPE&gt; declaration must be the very first thing in your HTML document, before the &lt;html&gt; tag.</text:p>
      <text:p text:style-name="P38">HTML5 has only one doctype- &lt;!Doctype HTML&gt;</text:p>
      <text:p text:style-name="P38"/>
      <text:p text:style-name="P38"/>
      <text:p text:style-name="P40"><text:span text:style-name="T30">Q 10) </text:span><text:s/>Explain 5 HTML5 semantic tags.</text:p>
      <text:p text:style-name="P41">Ans)</text:p>
      <text:p text:style-name="P42"><text:span text:style-name="T7">Elements with </text:span><text:span text:style-name="Strong_20_Emphasis"><text:span text:style-name="T7">meaning</text:span></text:span><text:span text:style-name="T7"> are called </text:span><text:span text:style-name="Strong_20_Emphasis"><text:span text:style-name="T7">semantic elements.</text:span></text:span><text:span text:style-name="Strong_20_Emphasis"><text:span text:style-name="T3">Elements like </text:span></text:span><text:span text:style-name="Strong_20_Emphasis"><text:span text:style-name="T7">&lt;table&gt;,&lt;form&gt;,&lt;img&gt;</text:span></text:span><text:span text:style-name="Strong_20_Emphasis"><text:span text:style-name="T3"> clearly inform about their content. They are the HTML5 semantic tags. HTML5 introduced semantic elements. Their constancy helps search engines and developers. </text:span></text:span></text:p>
      <text:p text:style-name="Standard"><text:span text:style-name="Strong_20_Emphasis"><text:span text:style-name="T8">1)&lt;article&gt; is one of the major HTML5 semantic tags. It is used to define the article content on your website. It is usually used for big parts of the text.</text:span></text:span></text:p>
      <text:p text:style-name="P50"><text:span text:style-name="Strong_20_Emphasis"><text:span text:style-name="T8"/></text:span></text:p>
      <text:p text:style-name="P43"><text:span text:style-name="Strong_20_Emphasis"><text:span text:style-name="T8">2)&lt;aside&gt; semantic element defines the content which will be set to the side. It is occasionally used for creating sidebars but can also be used for less important content sharing.</text:span></text:span></text:p>
      <text:p text:style-name="P43"><text:span text:style-name="Strong_20_Emphasis"><text:span text:style-name="T8">3)The &lt;footer&gt; element describes the footnote for your website or part of the content.</text:span></text:span></text:p>
      <text:p text:style-name="P43"><text:span text:style-name="Strong_20_Emphasis"><text:span text:style-name="T8">4)This &lt;header&gt;element defines a header of your webpage. It is always visible for the users and is located on the top of your website.</text:span></text:span></text:p>
      <text:p text:style-name="P43"><text:span text:style-name="Strong_20_Emphasis"><text:span text:style-name="T8">5)&lt;nav&gt;is one of the main HTML5 semantic tags. It depicts the space for navigation links on your website.</text:span></text:span></text:p>
      <text:p text:style-name="P43"><text:span text:style-name="Strong_20_Emphasis"><text:span text:style-name="T8"/></text:span></text:p>
      <text:p text:style-name="P43"><text:span text:style-name="Strong_20_Emphasis"><text:span text:style-name="T8"><text:s/></text:span></text:span></text:p>
      <text:p text:style-name="P44"><text:span text:style-name="Strong_20_Emphasis"><text:span text:style-name="T9">Q 11)Create HTML for web-page.jpg (check resources, highest weightage for answers)</text:span></text:span></text:p>
      <text:p text:style-name="P44"><text:span text:style-name="Strong_20_Emphasis"><text:span text:style-name="T9">Ans )</text:span></text:span></text:p>
      <text:p text:style-name="P56"><text:span text:style-name="Strong_20_Emphasis"><text:span text:style-name="T35"/></text:span></text:p>
      <text:p text:style-name="P52"><text:span text:style-name="T50">&lt;html&gt;</text:span>&lt;head&gt;</text:p>
      <text:p text:style-name="P53"><text:s text:c="4"/><text:span text:style-name="T32">&lt;title&gt;</text:span></text:p>
      <text:p text:style-name="P55"><text:span text:style-name="T33"><text:s text:c="8"/></text:span><text:span text:style-name="T32">WEB PAGE</text:span></text:p>
      <text:p text:style-name="P55"><text:s text:c="4"/><text:span text:style-name="T34">&lt;/title&gt;</text:span></text:p>
      <text:p text:style-name="P53"><text:s text:c="4"/><text:span text:style-name="T32">&lt;style&gt;</text:span></text:p>
      <text:p text:style-name="P55"><text:span text:style-name="T33"><text:s text:c="8"/></text:span><text:span text:style-name="T40">html</text:span><text:span text:style-name="T32">{</text:span></text:p>
      <text:p text:style-name="P55"><text:s text:c="12"/><text:span text:style-name="T42">height</text:span><text:span text:style-name="T32">:</text:span><text:span text:style-name="T46">100</text:span><text:span text:style-name="T32">%</text:span><text:span text:style-name="T40">;</text:span></text:p>
      <text:p text:style-name="P55"><text:span text:style-name="T39"><text:s text:c="8"/></text:span><text:span text:style-name="T32">}</text:span></text:p>
      <text:p text:style-name="P55"><text:s text:c="8"/><text:span text:style-name="T40">*</text:span><text:span text:style-name="T32">{</text:span></text:p>
      <text:p text:style-name="P55"><text:s text:c="12"/><text:span text:style-name="T42">padding</text:span><text:span text:style-name="T32">:</text:span><text:span text:style-name="T46">0</text:span><text:span text:style-name="T48">px</text:span><text:span text:style-name="T40">;</text:span></text:p>
      <text:p text:style-name="P55"><text:span text:style-name="T39"><text:s text:c="12"/></text:span><text:span text:style-name="T42">margin</text:span><text:span text:style-name="T32">:</text:span><text:span text:style-name="T46">0</text:span><text:span text:style-name="T48">px</text:span><text:span text:style-name="T40">;</text:span></text:p>
      <text:p text:style-name="P55"><text:span text:style-name="T39"><text:s text:c="8"/></text:span><text:span text:style-name="T32">}</text:span></text:p>
      <text:p text:style-name="P54"><text:span text:style-name="T39">li</text:span>{</text:p>
      <text:p text:style-name="P55"><text:s text:c="4"/><text:span text:style-name="T42">float</text:span><text:span text:style-name="T32">:</text:span><text:span text:style-name="T48">left</text:span><text:span text:style-name="T40">;</text:span></text:p>
      <text:p text:style-name="P55"><text:span text:style-name="T39"><text:s text:c="4"/></text:span><text:span text:style-name="T42">margin-right</text:span><text:span text:style-name="T32">:</text:span><text:span text:style-name="T46">30</text:span><text:span text:style-name="T48">px</text:span><text:span text:style-name="T40">;</text:span></text:p>
      <text:p text:style-name="P54">}</text:p>
      <text:p text:style-name="P55"><text:soft-page-break/><text:s text:c="8"/><text:span text:style-name="T32">.</text:span><text:span text:style-name="T34">con</text:span><text:span text:style-name="T32">{</text:span></text:p>
      <text:p text:style-name="P55"><text:s text:c="12"/><text:span text:style-name="T42">background-color</text:span><text:span text:style-name="T32">:</text:span><text:span text:style-name="T46">#393738</text:span><text:span text:style-name="T40">;</text:span></text:p>
      <text:p text:style-name="P55"><text:span text:style-name="T39"><text:s text:c="12"/></text:span><text:span text:style-name="T42">padding</text:span><text:span text:style-name="T32">:</text:span><text:span text:style-name="T46">0</text:span><text:span text:style-name="T48">px </text:span><text:span text:style-name="T46">20</text:span><text:span text:style-name="T48">px </text:span><text:span text:style-name="T46">0</text:span><text:span text:style-name="T48">px </text:span><text:span text:style-name="T46">20</text:span><text:span text:style-name="T48">px</text:span><text:span text:style-name="T40">;</text:span></text:p>
      <text:p text:style-name="P55"><text:span text:style-name="T39"><text:s text:c="12"/></text:span><text:span text:style-name="T42">position</text:span><text:span text:style-name="T32">: </text:span><text:span text:style-name="T48">relative</text:span><text:span text:style-name="T40">;</text:span></text:p>
      <text:p text:style-name="P55"><text:span text:style-name="T39"><text:s text:c="12"/></text:span><text:span text:style-name="T42">height</text:span><text:span text:style-name="T32">: </text:span><text:span text:style-name="T48">available</text:span><text:span text:style-name="T40">;</text:span></text:p>
      <text:p text:style-name="P55"><text:span text:style-name="T39"><text:s text:c="12"/></text:span><text:span text:style-name="T42">overflow-y</text:span><text:span text:style-name="T32">: </text:span><text:span text:style-name="T48">visible</text:span><text:span text:style-name="T40">;</text:span></text:p>
      <text:p text:style-name="P55"><text:span text:style-name="T39"><text:s text:c="8"/></text:span><text:span text:style-name="T32">}</text:span></text:p>
      <text:p text:style-name="P55"><text:s text:c="8"/><text:span text:style-name="T32">.</text:span><text:span text:style-name="T34">head</text:span><text:span text:style-name="T32">{</text:span></text:p>
      <text:p text:style-name="P55"><text:s text:c="12"/><text:span text:style-name="T42">background-color</text:span><text:span text:style-name="T32">:</text:span><text:span text:style-name="T46">#323232</text:span><text:span text:style-name="T40">;</text:span></text:p>
      <text:p text:style-name="P55"><text:span text:style-name="T39"><text:s text:c="12"/></text:span><text:span text:style-name="T42">padding</text:span><text:span text:style-name="T32">:</text:span><text:span text:style-name="T46">8</text:span><text:span text:style-name="T48">px </text:span><text:span text:style-name="T46">50</text:span><text:span text:style-name="T48">px </text:span><text:span text:style-name="T46">15</text:span><text:span text:style-name="T48">px </text:span><text:span text:style-name="T46">70</text:span><text:span text:style-name="T48">px</text:span><text:span text:style-name="T40">;</text:span></text:p>
      <text:p text:style-name="P55"><text:span text:style-name="T39"><text:s text:c="12"/></text:span><text:span text:style-name="T42">margin-left</text:span><text:span text:style-name="T32">: </text:span><text:span text:style-name="T46">50</text:span><text:span text:style-name="T48">px</text:span><text:span text:style-name="T40">;</text:span></text:p>
      <text:p text:style-name="P55"><text:span text:style-name="T39"><text:s text:c="12"/></text:span><text:span text:style-name="T42">margin-right</text:span><text:span text:style-name="T32">: </text:span><text:span text:style-name="T46">25</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section1</text:span><text:span text:style-name="T32">{</text:span></text:p>
      <text:p text:style-name="P55"><text:s text:c="12"/><text:span text:style-name="T42">background-color</text:span><text:span text:style-name="T32">: </text:span><text:span text:style-name="T48">white</text:span><text:span text:style-name="T40">;</text:span></text:p>
      <text:p text:style-name="P55"><text:span text:style-name="T39"><text:s text:c="12"/></text:span><text:span text:style-name="T42">margin-left</text:span><text:span text:style-name="T32">: </text:span><text:span text:style-name="T46">50</text:span><text:span text:style-name="T48">px</text:span><text:span text:style-name="T40">;</text:span></text:p>
      <text:p text:style-name="P55"><text:span text:style-name="T39"><text:s text:c="12"/></text:span><text:span text:style-name="T42">margin-right</text:span><text:span text:style-name="T32">: </text:span><text:span text:style-name="T46">50</text:span><text:span text:style-name="T48">px</text:span><text:span text:style-name="T40">;</text:span></text:p>
      <text:p text:style-name="P55"><text:span text:style-name="T39"><text:s text:c="12"/></text:span><text:span text:style-name="T42">padding</text:span><text:span text:style-name="T32">: </text:span><text:span text:style-name="T46">25</text:span><text:span text:style-name="T48">px </text:span><text:span text:style-name="T46">110</text:span><text:span text:style-name="T48">px </text:span><text:span text:style-name="T46">30</text:span><text:span text:style-name="T48">px </text:span><text:span text:style-name="T46">100</text:span><text:span text:style-name="T48">px</text:span><text:span text:style-name="T40">;</text:span></text:p>
      <text:p text:style-name="P55"><text:span text:style-name="T39"><text:s text:c="12"/></text:span><text:span text:style-name="T42">clear</text:span><text:span text:style-name="T32">: </text:span><text:span text:style-name="T48">both</text:span><text:span text:style-name="T40">;</text:span></text:p>
      <text:p text:style-name="P55"><text:span text:style-name="T39"><text:s text:c="12"/></text:span><text:span text:style-name="T42">content</text:span><text:span text:style-name="T32">: </text:span><text:span text:style-name="T49">''</text:span><text:span text:style-name="T40">;</text:span></text:p>
      <text:p text:style-name="P55"><text:span text:style-name="T39"><text:s text:c="12"/></text:span><text:span text:style-name="T42">display</text:span><text:span text:style-name="T32">: </text:span><text:span text:style-name="T48">table</text:span><text:span text:style-name="T40">;</text:span></text:p>
      <text:p text:style-name="P55"><text:span text:style-name="T39"><text:s text:c="8"/></text:span><text:span text:style-name="T32">}</text:span></text:p>
      <text:p text:style-name="P55"><text:s text:c="8"/><text:span text:style-name="T32">.</text:span><text:span text:style-name="T34">sec1</text:span><text:span text:style-name="T32">{</text:span></text:p>
      <text:p text:style-name="P55"><text:s text:c="12"/><text:span text:style-name="T42">color</text:span><text:span text:style-name="T32">:</text:span><text:span text:style-name="T48">gainsboro</text:span><text:span text:style-name="T40">;</text:span></text:p>
      <text:p text:style-name="P55"><text:span text:style-name="T39"><text:s text:c="12"/></text:span><text:span text:style-name="T42">background-color</text:span><text:span text:style-name="T32">:</text:span><text:span text:style-name="T46">#323232</text:span><text:span text:style-name="T40">;</text:span></text:p>
      <text:p text:style-name="P55"><text:span text:style-name="T39"><text:s text:c="12"/></text:span><text:span text:style-name="T42">text-align</text:span><text:span text:style-name="T32">: </text:span><text:span text:style-name="T48">center</text:span><text:span text:style-name="T40">;</text:span></text:p>
      <text:p text:style-name="P55"><text:span text:style-name="T39"><text:s text:c="12"/></text:span><text:span text:style-name="T42">height</text:span><text:span text:style-name="T32">:</text:span><text:span text:style-name="T46">360</text:span><text:span text:style-name="T48">px</text:span><text:span text:style-name="T40">;</text:span></text:p>
      <text:p text:style-name="P55"><text:span text:style-name="T39"><text:s text:c="12"/></text:span><text:span text:style-name="T42">width</text:span><text:span text:style-name="T32">:</text:span><text:span text:style-name="T46">960</text:span><text:span text:style-name="T48">px</text:span><text:span text:style-name="T40">;</text:span></text:p>
      <text:p text:style-name="P55"><text:span text:style-name="T39"><text:s text:c="12"/></text:span><text:span text:style-name="T42">align-items</text:span><text:span text:style-name="T32">: </text:span><text:span text:style-name="T48">center</text:span><text:span text:style-name="T40">;</text:span></text:p>
      <text:p text:style-name="P55"><text:span text:style-name="T39"><text:s text:c="12"/></text:span><text:span text:style-name="T42">justify-content</text:span><text:span text:style-name="T32">:</text:span><text:span text:style-name="T48">center</text:span><text:span text:style-name="T40">;</text:span></text:p>
      <text:p text:style-name="P55"><text:span text:style-name="T39"><text:s text:c="12"/></text:span><text:span text:style-name="T42">display</text:span><text:span text:style-name="T32">:</text:span><text:span text:style-name="T48">flex</text:span><text:span text:style-name="T40">;</text:span></text:p>
      <text:p text:style-name="P55"><text:span text:style-name="T39"><text:s text:c="8"/></text:span><text:span text:style-name="T32">}</text:span></text:p>
      <text:p text:style-name="P55"><text:s text:c="12"/><text:span text:style-name="T32">.</text:span><text:span text:style-name="T34">sec2</text:span><text:span text:style-name="T32">{</text:span></text:p>
      <text:p text:style-name="P55"><text:s text:c="16"/><text:span text:style-name="T42">width</text:span><text:span text:style-name="T32">:</text:span><text:span text:style-name="T46">945</text:span><text:span text:style-name="T48">px</text:span><text:span text:style-name="T40">;</text:span></text:p>
      <text:p text:style-name="P55"><text:span text:style-name="T39"><text:s text:c="16"/></text:span><text:span text:style-name="T42">background-color</text:span><text:span text:style-name="T32">:</text:span><text:span text:style-name="T46">#CBCBCB</text:span><text:span text:style-name="T40">;</text:span></text:p>
      <text:p text:style-name="P55"><text:span text:style-name="T39"><text:s text:c="16"/></text:span><text:span text:style-name="T42">color</text:span><text:span text:style-name="T32">:</text:span><text:span text:style-name="T48">dimgrey</text:span><text:span text:style-name="T40">;</text:span></text:p>
      <text:p text:style-name="P55"><text:span text:style-name="T39"><text:s text:c="16"/></text:span><text:span text:style-name="T42">margin-top</text:span><text:span text:style-name="T32">:</text:span><text:span text:style-name="T46">25</text:span><text:span text:style-name="T48">px</text:span><text:span text:style-name="T40">;</text:span></text:p>
      <text:p text:style-name="P55"><text:span text:style-name="T39"><text:s text:c="16"/></text:span><text:span text:style-name="T42">margin-right</text:span><text:span text:style-name="T32">:</text:span><text:span text:style-name="T46">0</text:span><text:span text:style-name="T48">px</text:span><text:span text:style-name="T40">;</text:span></text:p>
      <text:p text:style-name="P55"><text:span text:style-name="T39"><text:s text:c="16"/></text:span><text:span text:style-name="T42">padding</text:span><text:span text:style-name="T32">:</text:span><text:span text:style-name="T46">15</text:span><text:span text:style-name="T48">px </text:span><text:span text:style-name="T46">0</text:span><text:span text:style-name="T48">px </text:span><text:span text:style-name="T46">10</text:span><text:span text:style-name="T48">px </text:span><text:span text:style-name="T46">15</text:span><text:span text:style-name="T48">px</text:span><text:span text:style-name="T40">;</text:span></text:p>
      <text:p text:style-name="P55"><text:span text:style-name="T39"><text:s text:c="12"/></text:span><text:span text:style-name="T32">}</text:span></text:p>
      <text:p text:style-name="P55"><text:s text:c="8"/><text:span text:style-name="T32">.</text:span><text:span text:style-name="T34">sec3</text:span><text:span text:style-name="T32">{</text:span></text:p>
      <text:p text:style-name="P55"><text:s text:c="12"/><text:span text:style-name="T42">margin-top</text:span><text:span text:style-name="T32">:</text:span><text:span text:style-name="T46">44</text:span><text:span text:style-name="T48">px</text:span><text:span text:style-name="T40">;</text:span></text:p>
      <text:p text:style-name="P55"><text:span text:style-name="T39"><text:s text:c="12"/></text:span><text:span text:style-name="T42">font-weight</text:span><text:span text:style-name="T32">:</text:span><text:span text:style-name="T48">bolder</text:span><text:span text:style-name="T40">;</text:span></text:p>
      <text:p text:style-name="P55"><text:span text:style-name="T39"><text:s text:c="12"/></text:span><text:span text:style-name="T42">font-family</text:span><text:span text:style-name="T32">:</text:span><text:span text:style-name="T34">SansSerif</text:span><text:span text:style-name="T40">;</text:span></text:p>
      <text:p text:style-name="P55"><text:span text:style-name="T39"><text:s text:c="12"/></text:span><text:span text:style-name="T42">color</text:span><text:span text:style-name="T32">:</text:span><text:span text:style-name="T48">dimgrey</text:span><text:span text:style-name="T40">;</text:span><text:span text:style-name="T32">}</text:span></text:p>
      <text:p text:style-name="P54">.<text:span text:style-name="T33">b2</text:span>{</text:p>
      <text:p text:style-name="P55"><text:s text:c="4"/><text:span text:style-name="T42">background-color</text:span><text:span text:style-name="T32">:</text:span><text:span text:style-name="T48">lightgrey</text:span><text:span text:style-name="T40">;</text:span></text:p>
      <text:p text:style-name="P55"><text:span text:style-name="T39"><text:s text:c="4"/></text:span><text:span text:style-name="T42">border-style</text:span><text:span text:style-name="T32">:</text:span><text:span text:style-name="T48">double</text:span><text:span text:style-name="T40">;</text:span></text:p>
      <text:p text:style-name="P54"><text:span text:style-name="T41">border-top</text:span>: <text:span text:style-name="T47">none</text:span><text:span text:style-name="T39">;</text:span></text:p>
      <text:p text:style-name="P55"><text:span text:style-name="T39"><text:s text:c="4"/></text:span><text:span text:style-name="T42">margin-left</text:span><text:span text:style-name="T32">: </text:span><text:span text:style-name="T46">1</text:span><text:span text:style-name="T48">px</text:span><text:span text:style-name="T40">;</text:span></text:p>
      <text:p text:style-name="P55"><text:span text:style-name="T39"><text:s text:c="4"/></text:span><text:span text:style-name="T42">color</text:span><text:span text:style-name="T32">:</text:span><text:span text:style-name="T48">grey</text:span><text:span text:style-name="T40">;</text:span></text:p>
      <text:p text:style-name="P55"><text:span text:style-name="T39"><text:s text:c="4"/></text:span><text:span text:style-name="T42">align-items</text:span><text:span text:style-name="T32">: </text:span><text:span text:style-name="T48">center</text:span><text:span text:style-name="T40">;</text:span></text:p>
      <text:p text:style-name="P55"><text:span text:style-name="T39"><text:s text:c="4"/></text:span><text:span text:style-name="T42">justify-content</text:span><text:span text:style-name="T32">:</text:span><text:span text:style-name="T48">center</text:span><text:span text:style-name="T40">;</text:span></text:p>
      <text:p text:style-name="P55"><text:span text:style-name="T39"><text:s text:c="4"/></text:span><text:span text:style-name="T42">display</text:span><text:span text:style-name="T32">:</text:span><text:span text:style-name="T48">flex</text:span><text:span text:style-name="T40">;</text:span></text:p>
      <text:p text:style-name="P54">}</text:p>
      <text:p text:style-name="P55"><text:s text:c="8"/><text:span text:style-name="T32">.</text:span><text:span text:style-name="T34">b1 </text:span><text:span text:style-name="T32">{</text:span></text:p>
      <text:p text:style-name="P55"><text:s text:c="12"/><text:span text:style-name="T42">color</text:span><text:span text:style-name="T32">: </text:span><text:span text:style-name="T48">gainsboro</text:span><text:span text:style-name="T40">;</text:span></text:p>
      <text:p text:style-name="P55"><text:span text:style-name="T39"><text:s text:c="12"/></text:span><text:span text:style-name="T42">background-color</text:span><text:span text:style-name="T32">: </text:span><text:span text:style-name="T46">#323232</text:span><text:span text:style-name="T40">;</text:span></text:p>
      <text:p text:style-name="P55"><text:span text:style-name="T39"><text:s text:c="12"/></text:span><text:span text:style-name="T42">height</text:span><text:span text:style-name="T32">: </text:span><text:span text:style-name="T46">300</text:span><text:span text:style-name="T48">px</text:span><text:span text:style-name="T40">;</text:span></text:p>
      <text:p text:style-name="P55"><text:span text:style-name="T39"><text:s text:c="12"/></text:span><text:span text:style-name="T42">width</text:span><text:span text:style-name="T32">: </text:span><text:span text:style-name="T46">215</text:span><text:span text:style-name="T48">px</text:span><text:span text:style-name="T40">;</text:span></text:p>
      <text:p text:style-name="P55"><text:span text:style-name="T39"><text:s text:c="12"/></text:span><text:span text:style-name="T42">align-items</text:span><text:span text:style-name="T32">: </text:span><text:span text:style-name="T48">center</text:span><text:span text:style-name="T40">;</text:span></text:p>
      <text:p text:style-name="P55"><text:span text:style-name="T39"><text:s text:c="12"/></text:span><text:span text:style-name="T42">justify-content</text:span><text:span text:style-name="T32">: </text:span><text:span text:style-name="T48">center</text:span><text:span text:style-name="T40">;</text:span></text:p>
      <text:p text:style-name="P55"><text:span text:style-name="T39"><text:s text:c="12"/></text:span><text:span text:style-name="T42">display</text:span><text:span text:style-name="T32">: </text:span><text:span text:style-name="T48">flex</text:span><text:span text:style-name="T40">;</text:span></text:p>
      <text:p text:style-name="P55"><text:span text:style-name="T39"><text:s text:c="12"/></text:span><text:span text:style-name="T42">margin-top</text:span><text:span text:style-name="T32">: </text:span><text:span text:style-name="T46">30</text:span><text:span text:style-name="T48">px</text:span><text:span text:style-name="T40">;</text:span></text:p>
      <text:p text:style-name="P55"><text:span text:style-name="T39"><text:s text:c="12"/></text:span><text:span text:style-name="T42">border-style</text:span><text:span text:style-name="T32">: </text:span><text:span text:style-name="T48">double</text:span><text:span text:style-name="T40">;</text:span></text:p>
      <text:p text:style-name="P55"><text:span text:style-name="T39"><text:s text:c="12"/></text:span><text:span text:style-name="T42">border-bottom</text:span><text:span text:style-name="T32">: </text:span><text:span text:style-name="T48">none</text:span><text:span text:style-name="T40">;</text:span></text:p>
      <text:p text:style-name="P55"><text:span text:style-name="T39"><text:s text:c="12"/></text:span><text:span text:style-name="T42">li</text:span><text:span text:style-name="T32">:</text:span><text:span text:style-name="T48">last</text:span></text:p>
      <text:p text:style-name="P55"><text:span text:style-name="T47"><text:s text:c="8"/></text:span><text:span text:style-name="T32">}</text:span></text:p>
      <text:p text:style-name="P55"><text:s text:c="8"/><text:span text:style-name="T40">footer</text:span><text:span text:style-name="T32">{</text:span></text:p>
      <text:p text:style-name="P55"><text:soft-page-break/><text:s text:c="16"/><text:span text:style-name="T42">background-color</text:span><text:span text:style-name="T32">: </text:span><text:span text:style-name="T46">#292929</text:span><text:span text:style-name="T40">;</text:span></text:p>
      <text:p text:style-name="P55"><text:span text:style-name="T39"><text:s text:c="12"/></text:span><text:span text:style-name="T42">margin</text:span><text:span text:style-name="T32">: </text:span><text:span text:style-name="T46">0</text:span><text:span text:style-name="T48">px </text:span><text:span text:style-name="T46">25</text:span><text:span text:style-name="T48">px </text:span><text:span text:style-name="T46">0</text:span><text:span text:style-name="T48">px </text:span><text:span text:style-name="T46">50</text:span><text:span text:style-name="T48">px</text:span><text:span text:style-name="T40">;</text:span></text:p>
      <text:p text:style-name="P54"><text:span text:style-name="T41">justify-content</text:span>:<text:span text:style-name="T47">center</text:span><text:span text:style-name="T39">;</text:span></text:p>
      <text:p text:style-name="P55"><text:span text:style-name="T39"><text:s text:c="12"/></text:span><text:span text:style-name="T42">padding</text:span><text:span text:style-name="T32">:</text:span><text:span text:style-name="T46">8</text:span><text:span text:style-name="T48">px </text:span><text:span text:style-name="T46">0</text:span><text:span text:style-name="T48">px </text:span><text:span text:style-name="T46">15</text:span><text:span text:style-name="T48">px </text:span><text:span text:style-name="T46">0</text:span><text:span text:style-name="T48">px</text:span><text:span text:style-name="T40">;</text:span></text:p>
      <text:p text:style-name="P55"><text:span text:style-name="T39"><text:s text:c="12"/></text:span><text:span text:style-name="T42">display</text:span><text:span text:style-name="T32">:</text:span><text:span text:style-name="T48">flex</text:span><text:span text:style-name="T40">;</text:span></text:p>
      <text:p text:style-name="P55"><text:span text:style-name="T39"><text:s text:c="8"/></text:span><text:span text:style-name="T32">}</text:span></text:p>
      <text:p text:style-name="P55"><text:s text:c="4"/><text:span text:style-name="T34">&lt;/style&gt;</text:span></text:p>
      <text:p text:style-name="P51">&lt;/head&gt;</text:p>
      <text:p text:style-name="P51">&lt;body&gt;</text:p>
      <text:p text:style-name="P54"><text:span text:style-name="T33">&lt;div </text:span><text:span text:style-name="T41">class=</text:span><text:span text:style-name="T47">"con"</text:span><text:span text:style-name="T33">&gt;</text:span></text:p>
      <text:p text:style-name="P55"><text:span text:style-name="T33"><text:s text:c="4"/></text:span><text:span text:style-name="T34">&lt;div </text:span><text:span text:style-name="T42">class=</text:span><text:span text:style-name="T48">"head"</text:span><text:span text:style-name="T34">&gt;</text:span></text:p>
      <text:p text:style-name="P54"><text:span text:style-name="T33">&lt;h2 </text:span><text:span text:style-name="T41">style=</text:span><text:span text:style-name="T47">"</text:span><text:span text:style-name="T41">margin-left</text:span>:<text:span text:style-name="T45">30</text:span><text:span text:style-name="T47">px</text:span><text:span text:style-name="T39">;</text:span><text:span text:style-name="T41">color</text:span>:<text:span text:style-name="T47">gainsboro</text:span><text:span text:style-name="T39">;</text:span><text:span text:style-name="T47">"</text:span><text:span text:style-name="T33">&gt;</text:span>To the New<text:span text:style-name="T33">&lt;/h2&gt;</text:span></text:p>
      <text:p text:style-name="P54"><text:span text:style-name="T33">&lt;div </text:span><text:span text:style-name="T41">style=</text:span><text:span text:style-name="T47">"</text:span><text:span text:style-name="T41">background-color</text:span>:<text:span text:style-name="T45">#222222</text:span><text:span text:style-name="T39">;</text:span><text:span text:style-name="T41">margin-left</text:span>:<text:span text:style-name="T45">30</text:span><text:span text:style-name="T47">px</text:span><text:span text:style-name="T39">;</text:span><text:span text:style-name="T41">height</text:span>:<text:span text:style-name="T45">50</text:span><text:span text:style-name="T47">px</text:span><text:span text:style-name="T39">;</text:span><text:span text:style-name="T41">width</text:span>:<text:span text:style-name="T45">960</text:span><text:span text:style-name="T47">px</text:span><text:span text:style-name="T39">;</text:span><text:span text:style-name="T41">margin-right</text:span>:<text:span text:style-name="T45">50</text:span><text:span text:style-name="T47">px</text:span><text:span text:style-name="T39">;</text:span><text:span text:style-name="T41">margin-top</text:span>:<text:span text:style-name="T45">15</text:span><text:span text:style-name="T47">px</text:span><text:span text:style-name="T39">;</text:span><text:span text:style-name="T47">"</text:span><text:span text:style-name="T33">&gt;</text:span></text:p>
      <text:p text:style-name="P55"><text:span text:style-name="T33"><text:s text:c="4"/></text:span><text:span text:style-name="T34">&lt;ul </text:span><text:span text:style-name="T42">style=</text:span><text:span text:style-name="T48">"</text:span><text:span text:style-name="T42">list-style-type</text:span><text:span text:style-name="T32">:</text:span><text:span text:style-name="T48">none</text:span><text:span text:style-name="T40">;</text:span><text:span text:style-name="T42">color</text:span><text:span text:style-name="T32">:</text:span><text:span text:style-name="T48">beige</text:span><text:span text:style-name="T40">;</text:span><text:span text:style-name="T42">padding</text:span><text:span text:style-name="T32">:</text:span><text:span text:style-name="T46">15</text:span><text:span text:style-name="T48">px </text:span><text:span text:style-name="T46">0</text:span><text:span text:style-name="T48">px </text:span><text:span text:style-name="T46">10</text:span><text:span text:style-name="T48">px </text:span><text:span text:style-name="T46">18</text:span><text:span text:style-name="T48">px</text:span><text:span text:style-name="T40">;</text:span><text:span text:style-name="T48">"</text:span><text:span text:style-name="T34">&gt;</text:span></text:p>
      <text:p text:style-name="P55"><text:span text:style-name="T33"><text:s text:c="4"/></text:span><text:span text:style-name="T34">&lt;li&gt;</text:span><text:span text:style-name="T32">TEXT LINK</text:span><text:span text:style-name="T34">&lt;/li&gt;</text:span></text:p>
      <text:p text:style-name="P55"><text:span text:style-name="T33"><text:s text:c="8"/></text:span><text:span text:style-name="T34">&lt;li&gt; </text:span><text:span text:style-name="T32">TEXT LINK</text:span><text:span text:style-name="T34">&lt;/li&gt;</text:span></text:p>
      <text:p text:style-name="P55"><text:span text:style-name="T33"><text:s text:c="8"/></text:span><text:span text:style-name="T34">&lt;li&gt; </text:span><text:span text:style-name="T32">TEXT LINK</text:span><text:span text:style-name="T34">&lt;/li&gt;</text:span></text:p>
      <text:p text:style-name="P55"><text:span text:style-name="T33"><text:s text:c="8"/></text:span><text:span text:style-name="T34">&lt;li&gt;</text:span><text:span text:style-name="T32">TEST LINK</text:span><text:span text:style-name="T34">&lt;/li&gt;</text:span></text:p>
      <text:p text:style-name="P55"><text:span text:style-name="T33"><text:s text:c="8"/></text:span><text:span text:style-name="T34">&lt;li&gt;</text:span><text:span text:style-name="T32">TEXT LINK</text:span><text:span text:style-name="T34">&lt;/li&gt;</text:span></text:p>
      <text:p text:style-name="P53"><text:s text:c="4"/><text:span text:style-name="T32">&lt;/ul&gt;</text:span></text:p>
      <text:p text:style-name="P51">&lt;/div&gt;</text:p>
      <text:p text:style-name="P53"><text:s text:c="4"/><text:span text:style-name="T32">&lt;/div&gt;</text:span></text:p>
      <text:p text:style-name="P54"><text:span text:style-name="T33">&lt;div </text:span><text:span text:style-name="T41">class=</text:span><text:span text:style-name="T47">"section1"</text:span><text:span text:style-name="T33">&gt;</text:span></text:p>
      <text:p text:style-name="P55"><text:span text:style-name="T33"><text:s text:c="4"/></text:span><text:span text:style-name="T34">&lt;div </text:span><text:span text:style-name="T42">class=</text:span><text:span text:style-name="T48">"sec1"</text:span><text:span text:style-name="T34">&gt;</text:span></text:p>
      <text:p text:style-name="P55"><text:span text:style-name="T33"><text:s text:c="4"/></text:span><text:span text:style-name="T34">&lt;p </text:span><text:span text:style-name="T42">class=</text:span><text:span text:style-name="T48">"c1"</text:span><text:span text:style-name="T34">&gt; </text:span><text:span text:style-name="T32">960 *360 px</text:span></text:p>
      <text:p text:style-name="P55"><text:s text:c="4"/><text:span text:style-name="T34">&lt;/p&gt;&lt;/div&gt;</text:span></text:p>
      <text:p text:style-name="P54"><text:span text:style-name="T33">&lt;div </text:span><text:span text:style-name="T41">class=</text:span><text:span text:style-name="T47">"sec2"</text:span><text:span text:style-name="T33">&gt;</text:span></text:p>
      <text:p text:style-name="P54"><text:span text:style-name="T33">&lt;p </text:span><text:span text:style-name="T41">style=</text:span><text:span text:style-name="T47">"</text:span><text:span text:style-name="T41">word-spacing</text:span>:<text:span text:style-name="T45">10</text:span><text:span text:style-name="T47">px</text:span><text:span text:style-name="T39">;</text:span><text:span text:style-name="T41">margin</text:span>:<text:span text:style-name="T45">0</text:span><text:span text:style-name="T47">px </text:span><text:span text:style-name="T45">0</text:span><text:span text:style-name="T47">px </text:span><text:span text:style-name="T45">10</text:span><text:span text:style-name="T47">px </text:span><text:span text:style-name="T45">0</text:span><text:span text:style-name="T47">px</text:span><text:span text:style-name="T39">;</text:span><text:span text:style-name="T47">"</text:span><text:span text:style-name="T33">&gt;</text:span>VBSJ EU JJG GUD GGDD HGI HJHSJJJSH HIW IHU HD HB JAGDAG D HXAHX BJX HASJ EYU<text:span text:style-name="T33">&lt;p&gt; </text:span>HBHSB <text:s/>VXVHS <text:s/>VHWYWUW <text:s/>YWYYDF TTYRY TRTR EEEDS GSAG <text:s text:c="2"/>SGDHGS GYDY<text:span text:style-name="T33">&lt;/p&gt;</text:span></text:p>
      <text:p text:style-name="P51">&lt;/div&gt;</text:p>
      <text:p text:style-name="P54"><text:span text:style-name="T33">&lt;div </text:span><text:span text:style-name="T41">class=</text:span><text:span text:style-name="T47">"sec3"</text:span><text:span text:style-name="T33">&gt;</text:span></text:p>
      <text:p text:style-name="P55"><text:span text:style-name="T33"><text:s text:c="4"/></text:span><text:span text:style-name="T32">LATEST FROM THE GALLERY</text:span></text:p>
      <text:p text:style-name="P51">&lt;/div&gt;</text:p>
      <text:p text:style-name="P55"><text:span text:style-name="T33"><text:s text:c="4"/></text:span><text:span text:style-name="T34">&lt;hr </text:span><text:span text:style-name="T42">style=</text:span><text:span text:style-name="T48">"</text:span><text:span text:style-name="T42">margin-top</text:span><text:span text:style-name="T32">:</text:span><text:span text:style-name="T46">10</text:span><text:span text:style-name="T48">px</text:span><text:span text:style-name="T40">;</text:span><text:span text:style-name="T42">opacity</text:span><text:span text:style-name="T32">: </text:span><text:span text:style-name="T46">0.5</text:span><text:span text:style-name="T48">"</text:span><text:span text:style-name="T34">&gt;</text:span></text:p>
      <text:p text:style-name="P54"><text:span text:style-name="T33">&lt;div </text:span><text:span text:style-name="T41">style=</text:span><text:span text:style-name="T47">"</text:span><text:span text:style-name="T41">background-color</text:span>: <text:span text:style-name="T47">white</text:span><text:span text:style-name="T39">;</text:span><text:span text:style-name="T47">"</text:span><text:span text:style-name="T33">&gt;</text:span></text:p>
      <text:p text:style-name="P55"><text:span text:style-name="T33"><text:s text:c="8"/></text:span><text:span text:style-name="T34">&lt;ol </text:span><text:span text:style-name="T42">style=</text:span><text:span text:style-name="T48">"</text:span><text:span text:style-name="T42">list-style-type</text:span><text:span text:style-name="T32">: </text:span><text:span text:style-name="T48">none</text:span><text:span text:style-name="T40">;</text:span><text:span text:style-name="T48">"</text:span><text:span text:style-name="T34">&gt;</text:span></text:p>
      <text:p text:style-name="P55"><text:span text:style-name="T33"><text:s text:c="12"/></text:span><text:span text:style-name="T34">&lt;li </text:span><text:span text:style-name="T42">style=</text:span><text:span text:style-name="T48">"</text:span><text:span text:style-name="T42">margin-right</text:span><text:span text:style-name="T32">:</text:span><text:span text:style-name="T46">20</text:span><text:span text:style-name="T48">px</text:span><text:span text:style-name="T40">;</text:span><text:span text:style-name="T48">"</text:span><text:span text:style-name="T34">&gt;</text:span></text:p>
      <text:p text:style-name="P55"><text:span text:style-name="T33"><text:s text:c="4"/></text:span><text:span text:style-name="T34">&lt;span </text:span><text:span text:style-name="T42">class=</text:span><text:span text:style-name="T48">"b1"</text:span><text:span text:style-name="T34">&gt;</text:span></text:p>
      <text:p text:style-name="P55"><text:span text:style-name="T33"><text:s text:c="8"/></text:span><text:span text:style-name="T32">215*315 px</text:span></text:p>
      <text:p text:style-name="P55"><text:s text:c="4"/><text:span text:style-name="T34">&lt;/span&gt;</text:span></text:p>
      <text:p text:style-name="P55"><text:span text:style-name="T33"><text:s text:c="4"/></text:span><text:span text:style-name="T34">&lt;span </text:span><text:span text:style-name="T42">class=</text:span><text:span text:style-name="T48">"b2"</text:span><text:span text:style-name="T34">&gt;</text:span></text:p>
      <text:p text:style-name="P55"><text:span text:style-name="T33"><text:s text:c="2"/></text:span><text:span text:style-name="T32">IMAGE CAPTION HERE</text:span></text:p>
      <text:p text:style-name="P55"><text:s text:c="24"/><text:span text:style-name="T34">&lt;/span&gt;</text:span></text:p>
      <text:p text:style-name="P51">&lt;/li&gt;</text:p>
      <text:p text:style-name="P55"><text:span text:style-name="T33"><text:s text:c="12"/></text:span><text:span text:style-name="T34">&lt;li </text:span><text:span text:style-name="T42">style=</text:span><text:span text:style-name="T48">"</text:span><text:span text:style-name="T42">margin-right</text:span><text:span text:style-name="T32">:</text:span><text:span text:style-name="T46">20</text:span><text:span text:style-name="T48">px</text:span><text:span text:style-name="T40">;</text:span><text:span text:style-name="T48">"</text:span><text:span text:style-name="T34">&gt;</text:span></text:p>
      <text:p text:style-name="P55"><text:span text:style-name="T33"><text:s text:c="16"/></text:span><text:span text:style-name="T34">&lt;span </text:span><text:span text:style-name="T42">class=</text:span><text:span text:style-name="T48">"b1"</text:span><text:span text:style-name="T34">&gt;</text:span></text:p>
      <text:p text:style-name="P55"><text:span text:style-name="T33"><text:s text:c="20"/></text:span><text:span text:style-name="T32">215*315 px</text:span></text:p>
      <text:p text:style-name="P55"><text:s text:c="16"/><text:span text:style-name="T34">&lt;/span&gt;</text:span></text:p>
      <text:p text:style-name="P55"><text:span text:style-name="T33"><text:s text:c="16"/></text:span><text:span text:style-name="T34">&lt;span </text:span><text:span text:style-name="T42">class=</text:span><text:span text:style-name="T48">"b2"</text:span><text:span text:style-name="T34">&gt;</text:span></text:p>
      <text:p text:style-name="P55"><text:span text:style-name="T33"><text:s/></text:span><text:span text:style-name="T32">IMAGE CAPTION HERE</text:span></text:p>
      <text:p text:style-name="P55"><text:s text:c="36"/><text:span text:style-name="T34">&lt;/span&gt;</text:span></text:p>
      <text:p text:style-name="P53"><text:s text:c="12"/><text:span text:style-name="T32">&lt;/li&gt;</text:span></text:p>
      <text:p text:style-name="P55"><text:span text:style-name="T33"><text:s text:c="12"/></text:span><text:span text:style-name="T34">&lt;li </text:span><text:span text:style-name="T42">style=</text:span><text:span text:style-name="T48">"</text:span><text:span text:style-name="T42">margin-right</text:span><text:span text:style-name="T32">:</text:span><text:span text:style-name="T46">20</text:span><text:span text:style-name="T48">px</text:span><text:span text:style-name="T40">;</text:span><text:span text:style-name="T48">"</text:span><text:span text:style-name="T34">&gt;</text:span></text:p>
      <text:p text:style-name="P55"><text:span text:style-name="T33"><text:s text:c="16"/></text:span><text:span text:style-name="T34">&lt;span </text:span><text:span text:style-name="T42">class=</text:span><text:span text:style-name="T48">"b1"</text:span><text:span text:style-name="T34">&gt;</text:span></text:p>
      <text:p text:style-name="P55"><text:span text:style-name="T33"><text:s text:c="20"/></text:span><text:span text:style-name="T32">215*315 px</text:span></text:p>
      <text:p text:style-name="P55"><text:s text:c="16"/><text:span text:style-name="T34">&lt;/span&gt;</text:span></text:p>
      <text:p text:style-name="P55"><text:span text:style-name="T33"><text:s text:c="16"/></text:span><text:span text:style-name="T34">&lt;span </text:span><text:span text:style-name="T42">class=</text:span><text:span text:style-name="T48">"b2"</text:span><text:span text:style-name="T34">&gt;</text:span></text:p>
      <text:p text:style-name="P55"><text:span text:style-name="T33"><text:s text:c="2"/></text:span><text:span text:style-name="T32">IMAGE CAPTION HERE</text:span></text:p>
      <text:p text:style-name="P55"><text:s text:c="16"/><text:span text:style-name="T34">&lt;/span&gt;</text:span></text:p>
      <text:p text:style-name="P53"><text:s text:c="12"/><text:span text:style-name="T32">&lt;/li&gt;</text:span></text:p>
      <text:p text:style-name="P55"><text:span text:style-name="T33"><text:s text:c="12"/></text:span><text:span text:style-name="T34">&lt;li </text:span><text:span text:style-name="T42">style=</text:span><text:span text:style-name="T48">"</text:span><text:span text:style-name="T42">margin-right</text:span><text:span text:style-name="T32">:</text:span><text:span text:style-name="T46">0</text:span><text:span text:style-name="T48">px</text:span><text:span text:style-name="T40">;</text:span><text:span text:style-name="T48">"</text:span><text:span text:style-name="T34">&gt;</text:span></text:p>
      <text:p text:style-name="P55"><text:span text:style-name="T33"><text:s text:c="16"/></text:span><text:span text:style-name="T34">&lt;span </text:span><text:span text:style-name="T42">class=</text:span><text:span text:style-name="T48">"b1"</text:span><text:span text:style-name="T34">&gt;</text:span></text:p>
      <text:p text:style-name="P55"><text:span text:style-name="T33"><text:s text:c="20"/></text:span><text:span text:style-name="T32">215*315 px</text:span></text:p>
      <text:p text:style-name="P55"><text:s text:c="16"/><text:span text:style-name="T34">&lt;/span&gt;</text:span></text:p>
      <text:p text:style-name="P55"><text:span text:style-name="T33"><text:s text:c="16"/></text:span><text:span text:style-name="T34">&lt;span </text:span><text:span text:style-name="T42">class=</text:span><text:span text:style-name="T48">"b2"</text:span><text:span text:style-name="T34">&gt;</text:span></text:p>
      <text:p text:style-name="P55"><text:span text:style-name="T33"><text:s text:c="19"/></text:span><text:span text:style-name="T32">IMAGE CAPTION HERE</text:span><text:span text:style-name="T34">&lt;/span&gt;</text:span></text:p>
      <text:p text:style-name="P53"><text:s text:c="12"/><text:span text:style-name="T32">&lt;/li&gt;</text:span></text:p>
      <text:p text:style-name="P53"><text:soft-page-break/><text:s text:c="8"/><text:span text:style-name="T32">&lt;/ol&gt;</text:span></text:p>
      <text:p text:style-name="P51">&lt;/div&gt;</text:p>
      <text:p text:style-name="P51">&lt;/div&gt;</text:p>
      <text:p text:style-name="P53"><text:s text:c="4"/><text:span text:style-name="T32">&lt;footer&gt;</text:span></text:p>
      <text:p text:style-name="P55"><text:span text:style-name="T33"><text:s text:c="8"/></text:span><text:span text:style-name="T34">&lt;ol </text:span><text:span text:style-name="T42">style=</text:span><text:span text:style-name="T48">"</text:span><text:span text:style-name="T42">list-style-type</text:span><text:span text:style-name="T32">: </text:span><text:span text:style-name="T48">none</text:span><text:span text:style-name="T40">;</text:span><text:span text:style-name="T48">"</text:span><text:span text:style-name="T34">&gt;</text:span></text:p>
      <text:p text:style-name="P54"><text:span text:style-name="T33">&lt;li </text:span><text:span text:style-name="T41">style=</text:span><text:span text:style-name="T47">"</text:span><text:span text:style-name="T41">float</text:span>:<text:span text:style-name="T47">left</text:span><text:span text:style-name="T39">;</text:span><text:span text:style-name="T41">color</text:span>:<text:span text:style-name="T47">white</text:span><text:span text:style-name="T39">;</text:span><text:span text:style-name="T41">font-size</text:span>:<text:span text:style-name="T47">small</text:span><text:span text:style-name="T39">;</text:span><text:span text:style-name="T41">margin-left</text:span>:<text:span text:style-name="T45">0</text:span><text:span text:style-name="T47">px</text:span><text:span text:style-name="T39">;</text:span><text:span text:style-name="T47">"</text:span><text:span text:style-name="T33">&gt;</text:span></text:p>
      <text:p text:style-name="P55"><text:span text:style-name="T33"><text:s text:c="4"/></text:span><text:span text:style-name="T32">Copyright@ 2009-2017 All Right Reserved -To The New</text:span></text:p>
      <text:p text:style-name="P51">&lt;/li&gt;</text:p>
      <text:p text:style-name="P55"><text:span text:style-name="T33"><text:s text:c="4"/></text:span><text:span text:style-name="T34">&lt;li </text:span><text:span text:style-name="T42">style=</text:span><text:span text:style-name="T48">"</text:span><text:span text:style-name="T42">color</text:span><text:span text:style-name="T32">:</text:span><text:span text:style-name="T48">white</text:span><text:span text:style-name="T40">;</text:span><text:span text:style-name="T42">font-size</text:span><text:span text:style-name="T32">:</text:span><text:span text:style-name="T48">small</text:span><text:span text:style-name="T40">;</text:span><text:span text:style-name="T42">clear</text:span><text:span text:style-name="T32">:</text:span><text:span text:style-name="T48">right</text:span><text:span text:style-name="T40">;</text:span><text:span text:style-name="T42">margin-left</text:span><text:span text:style-name="T32">: </text:span><text:span text:style-name="T46">320</text:span><text:span text:style-name="T48">px</text:span><text:span text:style-name="T40">;</text:span><text:span text:style-name="T48">"</text:span><text:span text:style-name="T34">&gt;</text:span></text:p>
      <text:p text:style-name="P55"><text:span text:style-name="T33"><text:s text:c="8"/></text:span><text:span text:style-name="T32">Web Layout by To The New</text:span></text:p>
      <text:p text:style-name="P55"><text:s text:c="4"/><text:span text:style-name="T34">&lt;/li&gt;</text:span></text:p>
      <text:p text:style-name="P53"><text:s text:c="8"/><text:span text:style-name="T32">&lt;/ol&gt;</text:span></text:p>
      <text:p text:style-name="P51">&lt;/footer&gt;</text:p>
      <text:p text:style-name="P51">&lt;/div&gt;</text:p>
      <text:p text:style-name="P51">&lt;/body&gt;</text:p>
      <text:p text:style-name="P58">&lt;/html&gt;</text:p>
      <text:p text:style-name="P44"><text:span text:style-name="Strong_20_Emphasis"><text:span text:style-name="T9"/></text:span></text:p>
      <text:p text:style-name="P45"><text:span text:style-name="Strong_20_Emphasis"><text:span text:style-name="T10">Q 12) Create HTML for form.png (check resources, highest weightage for answers)</text:span></text:span></text:p>
      <text:p text:style-name="P47"><text:span text:style-name="Strong_20_Emphasis"><text:span text:style-name="T11">Ans)</text:span></text:span></text:p>
      <text:p text:style-name="P47"><text:span text:style-name="Strong_20_Emphasis"><text:span text:style-name="T36"/></text:span></text:p>
      <text:p text:style-name="P48"><text:span text:style-name="Strong_20_Emphasis"><text:span text:style-name="T38">&lt;!</text:span></text:span><text:span text:style-name="Strong_20_Emphasis"><text:span text:style-name="T37">DOCTYPE </text:span></text:span><text:span text:style-name="Strong_20_Emphasis"><text:span text:style-name="T44">html</text:span></text:span><text:span text:style-name="Strong_20_Emphasis"><text:span text:style-name="T37">&gt;</text:span></text:span></text:p>
      <text:p text:style-name="P54"><text:span text:style-name="T33">&lt;html </text:span><text:span text:style-name="T41">lang=</text:span><text:span text:style-name="T47">"en"</text:span><text:span text:style-name="T33">&gt;</text:span></text:p>
      <text:p text:style-name="P51">&lt;head&gt;</text:p>
      <text:p text:style-name="P55"><text:span text:style-name="T33"><text:s text:c="4"/></text:span><text:span text:style-name="T34">&lt;meta </text:span><text:span text:style-name="T42">charset=</text:span><text:span text:style-name="T48">"UTF-8"</text:span><text:span text:style-name="T34">&gt;</text:span></text:p>
      <text:p text:style-name="P55"><text:span text:style-name="T33"><text:s text:c="4"/></text:span><text:span text:style-name="T34">&lt;meta </text:span><text:span text:style-name="T42">name=</text:span><text:span text:style-name="T48">"viewport" </text:span><text:span text:style-name="T42">content=</text:span><text:span text:style-name="T48">"width=device-width, initial-scale=1.0"</text:span><text:span text:style-name="T34">&gt;</text:span></text:p>
      <text:p text:style-name="P55"><text:span text:style-name="T33"><text:s text:c="4"/></text:span><text:span text:style-name="T34">&lt;title&gt;</text:span><text:span text:style-name="T32">To The New</text:span><text:span text:style-name="T34">&lt;/title&gt;</text:span></text:p>
      <text:p text:style-name="P53"><text:s text:c="4"/><text:span text:style-name="T32">&lt;style&gt;</text:span></text:p>
      <text:p text:style-name="P55"><text:span text:style-name="T33"><text:s text:c="8"/></text:span><text:span text:style-name="T40">*</text:span><text:span text:style-name="T32">{</text:span></text:p>
      <text:p text:style-name="P55"><text:s text:c="12"/><text:span text:style-name="T42">margin</text:span><text:span text:style-name="T32">: </text:span><text:span text:style-name="T46">0</text:span><text:span text:style-name="T40">;</text:span></text:p>
      <text:p text:style-name="P55"><text:span text:style-name="T39"><text:s text:c="12"/></text:span><text:span text:style-name="T42">padding</text:span><text:span text:style-name="T32">: </text:span><text:span text:style-name="T46">0</text:span><text:span text:style-name="T40">;</text:span></text:p>
      <text:p text:style-name="P55"><text:span text:style-name="T39"><text:s text:c="8"/></text:span><text:span text:style-name="T32">}</text:span></text:p>
      <text:p text:style-name="P55"><text:s text:c="8"/><text:span text:style-name="T32">.</text:span><text:span text:style-name="T34">container</text:span><text:span text:style-name="T32">{</text:span></text:p>
      <text:p text:style-name="P55"><text:s text:c="12"/><text:span text:style-name="T42">background-color</text:span><text:span text:style-name="T32">: </text:span><text:span text:style-name="T48">white</text:span><text:span text:style-name="T40">;</text:span></text:p>
      <text:p text:style-name="P55"><text:span text:style-name="T39"><text:s text:c="12"/></text:span><text:span text:style-name="T42">text-align</text:span><text:span text:style-name="T32">: </text:span><text:span text:style-name="T48">center</text:span><text:span text:style-name="T40">;</text:span></text:p>
      <text:p text:style-name="P55"><text:span text:style-name="T39"><text:s text:c="8"/></text:span><text:span text:style-name="T32">}</text:span></text:p>
      <text:p text:style-name="P55"><text:s text:c="8"/><text:span text:style-name="T32">.</text:span><text:span text:style-name="T34">wrapper</text:span><text:span text:style-name="T32">{</text:span></text:p>
      <text:p text:style-name="P55"><text:s text:c="12"/><text:span text:style-name="T42">margin</text:span><text:span text:style-name="T32">: </text:span><text:span text:style-name="T46">0 50</text:span><text:span text:style-name="T48">px</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12"/></text:span><text:span text:style-name="T42">text-align</text:span><text:span text:style-name="T32">: </text:span><text:span text:style-name="T48">left</text:span><text:span text:style-name="T40">;</text:span></text:p>
      <text:p text:style-name="P55"><text:span text:style-name="T39"><text:s text:c="8"/></text:span><text:span text:style-name="T32">}</text:span></text:p>
      <text:p text:style-name="P55"><text:s text:c="8"/><text:span text:style-name="T32">.</text:span><text:span text:style-name="T34">header</text:span><text:span text:style-name="T32">{</text:span></text:p>
      <text:p text:style-name="P55"><text:s text:c="12"/><text:span text:style-name="T42">width </text:span><text:span text:style-name="T32">: </text:span><text:span text:style-name="T46">960</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logo</text:span><text:span text:style-name="T32">{</text:span></text:p>
      <text:p text:style-name="P55"><text:s text:c="12"/><text:span text:style-name="T42">color</text:span><text:span text:style-name="T32">: </text:span><text:span text:style-name="T48">teal</text:span><text:span text:style-name="T40">;</text:span></text:p>
      <text:p text:style-name="P55"><text:span text:style-name="T39"><text:s text:c="12"/></text:span><text:span text:style-name="T42">padding</text:span><text:span text:style-name="T32">: </text:span><text:span text:style-name="T46">20</text:span><text:span text:style-name="T48">px </text:span><text:span text:style-name="T46">0</text:span><text:span text:style-name="T40">;</text:span></text:p>
      <text:p text:style-name="P55"><text:span text:style-name="T39"><text:s text:c="12"/></text:span><text:span text:style-name="T42">font-size</text:span><text:span text:style-name="T32">: </text:span><text:span text:style-name="T46">32</text:span><text:span text:style-name="T48">px</text:span><text:span text:style-name="T40">;</text:span></text:p>
      <text:p text:style-name="P55"><text:span text:style-name="T39"><text:s text:c="12"/></text:span><text:span text:style-name="T42">font-weight</text:span><text:span text:style-name="T32">: </text:span><text:span text:style-name="T48">lighter</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8"/></text:span><text:span text:style-name="T32">}</text:span></text:p>
      <text:p text:style-name="P55"><text:s text:c="8"/><text:span text:style-name="T32">.</text:span><text:span text:style-name="T34">nav</text:span><text:span text:style-name="T32">{</text:span></text:p>
      <text:p text:style-name="P55"><text:s text:c="12"/><text:span text:style-name="T42">display</text:span><text:span text:style-name="T32">: </text:span><text:span text:style-name="T48">inline-block</text:span><text:span text:style-name="T40">;</text:span></text:p>
      <text:p text:style-name="P55"><text:span text:style-name="T39"><text:s text:c="12"/></text:span><text:span text:style-name="T42">float</text:span><text:span text:style-name="T32">: </text:span><text:span text:style-name="T48">right</text:span><text:span text:style-name="T40">;</text:span></text:p>
      <text:p text:style-name="P55"><text:span text:style-name="T39"><text:s text:c="12"/></text:span><text:span text:style-name="T42">margin-top</text:span><text:span text:style-name="T32">: </text:span><text:span text:style-name="T46">15</text:span><text:span text:style-name="T48">px</text:span><text:span text:style-name="T40">;</text:span></text:p>
      <text:p text:style-name="P55"><text:span text:style-name="T39"><text:s text:c="12"/></text:span><text:span text:style-name="T42">padding</text:span><text:span text:style-name="T32">: </text:span><text:span text:style-name="T46">20</text:span><text:span text:style-name="T48">px </text:span><text:span text:style-name="T46">0</text:span><text:span text:style-name="T40">;</text:span></text:p>
      <text:p text:style-name="P55"><text:span text:style-name="T39"><text:s text:c="8"/></text:span><text:span text:style-name="T32">}</text:span></text:p>
      <text:p text:style-name="P55"><text:s text:c="8"/><text:span text:style-name="T32">.</text:span><text:span text:style-name="T34">nav </text:span><text:span text:style-name="T40">li</text:span><text:span text:style-name="T32">{</text:span></text:p>
      <text:p text:style-name="P55"><text:s text:c="12"/><text:span text:style-name="T42">list-style</text:span><text:span text:style-name="T32">: </text:span><text:span text:style-name="T48">none</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12"/></text:span><text:span text:style-name="T42">color</text:span><text:span text:style-name="T32">: </text:span><text:span text:style-name="T48">teal</text:span><text:span text:style-name="T40">;</text:span></text:p>
      <text:p text:style-name="P55"><text:span text:style-name="T39"><text:s text:c="12"/></text:span><text:span text:style-name="T42">margin-left</text:span><text:span text:style-name="T32">: </text:span><text:span text:style-name="T46">20</text:span><text:span text:style-name="T48">px</text:span><text:span text:style-name="T40">;</text:span></text:p>
      <text:p text:style-name="P55"><text:span text:style-name="T39"><text:s text:c="12"/></text:span><text:span text:style-name="T42">font-size</text:span><text:span text:style-name="T32">: </text:span><text:span text:style-name="T48">medium</text:span><text:span text:style-name="T40">;</text:span></text:p>
      <text:p text:style-name="P55"><text:span text:style-name="T39"><text:s text:c="12"/></text:span><text:span text:style-name="T42">font-weight</text:span><text:span text:style-name="T32">: </text:span><text:span text:style-name="T48">bold</text:span><text:span text:style-name="T40">;</text:span></text:p>
      <text:p text:style-name="P55"><text:soft-page-break/><text:span text:style-name="T39"><text:s text:c="8"/></text:span><text:span text:style-name="T32">}</text:span></text:p>
      <text:p text:style-name="P55"><text:s text:c="8"/><text:span text:style-name="T32">.</text:span><text:span text:style-name="T34">form-wrapper</text:span><text:span text:style-name="T32">{</text:span></text:p>
      <text:p text:style-name="P55"><text:s text:c="12"/><text:span text:style-name="T42">display</text:span><text:span text:style-name="T32">: </text:span><text:span text:style-name="T48">flex</text:span><text:span text:style-name="T40">;</text:span></text:p>
      <text:p text:style-name="P55"><text:span text:style-name="T39"><text:s text:c="12"/></text:span><text:span text:style-name="T42">justify-content</text:span><text:span text:style-name="T32">: </text:span><text:span text:style-name="T48">center</text:span><text:span text:style-name="T40">;</text:span></text:p>
      <text:p text:style-name="P55"><text:span text:style-name="T39"><text:s text:c="12"/></text:span><text:span text:style-name="T42">align-content</text:span><text:span text:style-name="T32">: </text:span><text:span text:style-name="T48">center</text:span><text:span text:style-name="T40">;</text:span></text:p>
      <text:p text:style-name="P55"><text:span text:style-name="T39"><text:s text:c="12"/></text:span><text:span text:style-name="T42">padding-top</text:span><text:span text:style-name="T32">: </text:span><text:span text:style-name="T46">50</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text:span><text:span text:style-name="T32">{</text:span></text:p>
      <text:p text:style-name="P55"><text:s text:c="12"/><text:span text:style-name="T42">width</text:span><text:span text:style-name="T32">: </text:span><text:span text:style-name="T46">460</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header</text:span><text:span text:style-name="T32">{</text:span></text:p>
      <text:p text:style-name="P55"><text:s text:c="12"/><text:span text:style-name="T42">background-color</text:span><text:span text:style-name="T32">: </text:span><text:span text:style-name="T46">#BBC0CA</text:span><text:span text:style-name="T40">;</text:span></text:p>
      <text:p text:style-name="P55"><text:span text:style-name="T39"><text:s text:c="12"/></text:span><text:span text:style-name="T42">color</text:span><text:span text:style-name="T32">: </text:span><text:span text:style-name="T48">whitesmoke</text:span><text:span text:style-name="T40">;</text:span></text:p>
      <text:p text:style-name="P55"><text:span text:style-name="T39"><text:s text:c="12"/></text:span><text:span text:style-name="T42">padding</text:span><text:span text:style-name="T32">: </text:span><text:span text:style-name="T46">20</text:span><text:span text:style-name="T48">px</text:span><text:span text:style-name="T40">;</text:span></text:p>
      <text:p text:style-name="P55"><text:span text:style-name="T39"><text:s text:c="12"/></text:span><text:span text:style-name="T42">border</text:span><text:span text:style-name="T32">: </text:span><text:span text:style-name="T46">5</text:span><text:span text:style-name="T48">px </text:span><text:span text:style-name="T46">#BBC0CA </text:span><text:span text:style-name="T48">solid</text:span><text:span text:style-name="T40">;</text:span></text:p>
      <text:p text:style-name="P55"><text:span text:style-name="T39"><text:s text:c="12"/></text:span><text:span text:style-name="T42">border-radius</text:span><text:span text:style-name="T32">: </text:span><text:span text:style-name="T46">15</text:span><text:span text:style-name="T48">px </text:span><text:span text:style-name="T46">15</text:span><text:span text:style-name="T48">px </text:span><text:span text:style-name="T46">0 0</text:span><text:span text:style-name="T40">;</text:span></text:p>
      <text:p text:style-name="P55"><text:span text:style-name="T39"><text:s text:c="8"/></text:span><text:span text:style-name="T32">}</text:span></text:p>
      <text:p text:style-name="P55"><text:s text:c="8"/><text:span text:style-name="T32">.</text:span><text:span text:style-name="T34">form </text:span><text:span text:style-name="T40">label</text:span><text:span text:style-name="T32">{</text:span></text:p>
      <text:p text:style-name="P55"><text:s text:c="12"/><text:span text:style-name="T42">color</text:span><text:span text:style-name="T32">: </text:span><text:span text:style-name="T46">#797979</text:span><text:span text:style-name="T40">;</text:span></text:p>
      <text:p text:style-name="P55"><text:span text:style-name="T39"><text:s text:c="8"/></text:span><text:span text:style-name="T32">}</text:span></text:p>
      <text:p text:style-name="P55"><text:s text:c="8"/><text:span text:style-name="T34">#title</text:span><text:span text:style-name="T40">, </text:span><text:span text:style-name="T34">#desc</text:span><text:span text:style-name="T32">{</text:span></text:p>
      <text:p text:style-name="P55"><text:s text:c="12"/><text:span text:style-name="T42">width</text:span><text:span text:style-name="T32">: </text:span><text:span text:style-name="T46">97</text:span><text:span text:style-name="T32">%</text:span><text:span text:style-name="T40">;</text:span></text:p>
      <text:p text:style-name="P55"><text:span text:style-name="T39"><text:s text:c="12"/></text:span><text:span text:style-name="T42">border</text:span><text:span text:style-name="T32">: </text:span><text:span text:style-name="T46">2</text:span><text:span text:style-name="T48">px solid </text:span><text:span text:style-name="T46">#BBC0CA</text:span><text:span text:style-name="T40">;</text:span></text:p>
      <text:p text:style-name="P55"><text:span text:style-name="T39"><text:s text:c="12"/></text:span><text:span text:style-name="T42">border-radius</text:span><text:span text:style-name="T32">: </text:span><text:span text:style-name="T46">5</text:span><text:span text:style-name="T48">px</text:span><text:span text:style-name="T40">;</text:span></text:p>
      <text:p text:style-name="P55"><text:span text:style-name="T39"><text:s text:c="12"/></text:span><text:span text:style-name="T42">padding</text:span><text:span text:style-name="T32">: </text:span><text:span text:style-name="T46">5</text:span><text:span text:style-name="T48">px</text:span><text:span text:style-name="T40">;</text:span></text:p>
      <text:p text:style-name="P55"><text:span text:style-name="T39"><text:s text:c="8"/></text:span><text:span text:style-name="T32">}</text:span></text:p>
      <text:p text:style-name="P55"><text:s text:c="8"/><text:span text:style-name="T34">#version</text:span><text:span text:style-name="T32">{</text:span></text:p>
      <text:p text:style-name="P55"><text:s text:c="12"/><text:span text:style-name="T42">border</text:span><text:span text:style-name="T32">: </text:span><text:span text:style-name="T46">2</text:span><text:span text:style-name="T48">px solid </text:span><text:span text:style-name="T46">#BBC0CA</text:span><text:span text:style-name="T40">;</text:span></text:p>
      <text:p text:style-name="P55"><text:span text:style-name="T39"><text:s text:c="12"/></text:span><text:span text:style-name="T42">border-radius</text:span><text:span text:style-name="T32">: </text:span><text:span text:style-name="T46">5</text:span><text:span text:style-name="T48">px</text:span><text:span text:style-name="T40">;</text:span></text:p>
      <text:p text:style-name="P55"><text:span text:style-name="T39"><text:s text:c="12"/></text:span><text:span text:style-name="T42">padding</text:span><text:span text:style-name="T32">: </text:span><text:span text:style-name="T46">5</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content </text:span><text:span text:style-name="T40">select</text:span><text:span text:style-name="T32">{</text:span></text:p>
      <text:p text:style-name="P55"><text:s text:c="12"/><text:span text:style-name="T42">width</text:span><text:span text:style-name="T32">: </text:span><text:span text:style-name="T46">100</text:span><text:span text:style-name="T32">%</text:span><text:span text:style-name="T40">;</text:span></text:p>
      <text:p text:style-name="P55"><text:span text:style-name="T39"><text:s text:c="12"/></text:span><text:span text:style-name="T42">border</text:span><text:span text:style-name="T32">: </text:span><text:span text:style-name="T46">2</text:span><text:span text:style-name="T48">px </text:span><text:span text:style-name="T46">#00C697 </text:span><text:span text:style-name="T48">solid</text:span><text:span text:style-name="T40">;</text:span></text:p>
      <text:p text:style-name="P55"><text:span text:style-name="T39"><text:s text:c="12"/></text:span><text:span text:style-name="T42">border-radius</text:span><text:span text:style-name="T32">: </text:span><text:span text:style-name="T46">5</text:span><text:span text:style-name="T48">px</text:span><text:span text:style-name="T40">;</text:span></text:p>
      <text:p text:style-name="P55"><text:span text:style-name="T39"><text:s text:c="12"/></text:span><text:span text:style-name="T42">background-color</text:span><text:span text:style-name="T32">: </text:span><text:span text:style-name="T46">#00C697</text:span><text:span text:style-name="T40">;</text:span></text:p>
      <text:p text:style-name="P55"><text:span text:style-name="T39"><text:s text:c="12"/></text:span><text:span text:style-name="T42">color</text:span><text:span text:style-name="T32">: </text:span><text:span text:style-name="T48">white</text:span><text:span text:style-name="T40">;</text:span></text:p>
      <text:p text:style-name="P55"><text:span text:style-name="T39"><text:s text:c="12"/></text:span><text:span text:style-name="T42">padding</text:span><text:span text:style-name="T32">: </text:span><text:span text:style-name="T46">5</text:span><text:span text:style-name="T48">px</text:span><text:span text:style-name="T40">;</text:span></text:p>
      <text:p text:style-name="P55"><text:span text:style-name="T39"><text:s text:c="12"/></text:span><text:span text:style-name="T42">font-weight</text:span><text:span text:style-name="T32">: </text:span><text:span text:style-name="T48">bolder</text:span><text:span text:style-name="T40">;</text:span></text:p>
      <text:p text:style-name="P55"><text:span text:style-name="T39"><text:s text:c="8"/></text:span><text:span text:style-name="T32">}</text:span></text:p>
      <text:p text:style-name="P55"><text:s text:c="8"/><text:span text:style-name="T32">.</text:span><text:span text:style-name="T34">form-content</text:span><text:span text:style-name="T32">{</text:span></text:p>
      <text:p text:style-name="P55"><text:s text:c="12"/><text:span text:style-name="T42">border</text:span><text:span text:style-name="T32">: </text:span><text:span text:style-name="T46">#BBC0CA 2</text:span><text:span text:style-name="T48">px solid</text:span><text:span text:style-name="T40">;</text:span></text:p>
      <text:p text:style-name="P55"><text:span text:style-name="T39"><text:s text:c="12"/></text:span><text:span text:style-name="T42">padding</text:span><text:span text:style-name="T32">: </text:span><text:span text:style-name="T46">10</text:span><text:span text:style-name="T48">px </text:span><text:span text:style-name="T46">20</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content </text:span><text:span text:style-name="T40">div</text:span><text:span text:style-name="T32">{</text:span></text:p>
      <text:p text:style-name="P55"><text:s text:c="12"/><text:span text:style-name="T42">padding</text:span><text:span text:style-name="T32">: </text:span><text:span text:style-name="T46">5</text:span><text:span text:style-name="T48">px </text:span><text:span text:style-name="T46">0</text:span><text:span text:style-name="T40">;</text:span></text:p>
      <text:p text:style-name="P55"><text:span text:style-name="T39"><text:s text:c="8"/></text:span><text:span text:style-name="T32">}</text:span></text:p>
      <text:p text:style-name="P55"><text:s text:c="8"/><text:span text:style-name="T32">.</text:span><text:span text:style-name="T34">radio </text:span><text:span text:style-name="T40">div</text:span><text:span text:style-name="T32">{</text:span></text:p>
      <text:p text:style-name="P55"><text:s text:c="12"/><text:span text:style-name="T42">width</text:span><text:span text:style-name="T32">: </text:span><text:span text:style-name="T46">45</text:span><text:span text:style-name="T32">%</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12"/></text:span><text:span text:style-name="T42">color</text:span><text:span text:style-name="T32">: </text:span><text:span text:style-name="T46">#797979</text:span><text:span text:style-name="T40">;</text:span></text:p>
      <text:p text:style-name="P55"><text:span text:style-name="T39"><text:s text:c="8"/></text:span><text:span text:style-name="T32">}</text:span></text:p>
      <text:p text:style-name="P55"><text:s text:c="8"/><text:span text:style-name="T32">.</text:span><text:span text:style-name="T34">upload-btn</text:span><text:span text:style-name="T32">{</text:span></text:p>
      <text:p text:style-name="P55"><text:s text:c="12"/><text:span text:style-name="T42">border</text:span><text:span text:style-name="T32">: </text:span><text:span text:style-name="T46">#BBC0CA 2</text:span><text:span text:style-name="T48">px solid</text:span><text:span text:style-name="T40">;</text:span></text:p>
      <text:p text:style-name="P55"><text:span text:style-name="T39"><text:s text:c="12"/></text:span><text:span text:style-name="T42">border-radius</text:span><text:span text:style-name="T32">: </text:span><text:span text:style-name="T46">5</text:span><text:span text:style-name="T48">px</text:span><text:span text:style-name="T40">;</text:span></text:p>
      <text:p text:style-name="P55"><text:span text:style-name="T39"><text:s text:c="12"/></text:span><text:span text:style-name="T42">position</text:span><text:span text:style-name="T32">: </text:span><text:span text:style-name="T48">relative</text:span><text:span text:style-name="T40">;</text:span></text:p>
      <text:p text:style-name="P55"><text:span text:style-name="T39"><text:s text:c="12"/></text:span><text:span text:style-name="T42">width</text:span><text:span text:style-name="T32">: </text:span><text:span text:style-name="T46">100</text:span><text:span text:style-name="T32">%</text:span><text:span text:style-name="T40">;</text:span></text:p>
      <text:p text:style-name="P55"><text:span text:style-name="T39"><text:s text:c="12"/></text:span><text:span text:style-name="T42">color</text:span><text:span text:style-name="T32">: </text:span><text:span text:style-name="T48">darkgrey</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12"/></text:span><text:span text:style-name="T42">background-color</text:span><text:span text:style-name="T32">: </text:span><text:span text:style-name="T48">white</text:span><text:span text:style-name="T40">;</text:span></text:p>
      <text:p text:style-name="P55"><text:span text:style-name="T39"><text:s text:c="8"/></text:span><text:span text:style-name="T32">}</text:span></text:p>
      <text:p text:style-name="P55"><text:s text:c="8"/><text:span text:style-name="T32">.</text:span><text:span text:style-name="T34">upload-btn </text:span><text:span text:style-name="T40">div</text:span><text:span text:style-name="T32">{</text:span></text:p>
      <text:p text:style-name="P55"><text:s text:c="12"/><text:span text:style-name="T42">border</text:span><text:span text:style-name="T32">: </text:span><text:span text:style-name="T46">#BBC0CA 3</text:span><text:span text:style-name="T48">px solid</text:span><text:span text:style-name="T40">;</text:span></text:p>
      <text:p text:style-name="P55"><text:span text:style-name="T39"><text:s text:c="12"/></text:span><text:span text:style-name="T42">border-radius</text:span><text:span text:style-name="T32">: </text:span><text:span text:style-name="T46">0 5</text:span><text:span text:style-name="T48">px </text:span><text:span text:style-name="T46">5</text:span><text:span text:style-name="T48">px </text:span><text:span text:style-name="T46">0</text:span><text:span text:style-name="T40">;</text:span></text:p>
      <text:p text:style-name="P55"><text:span text:style-name="T39"><text:s text:c="12"/></text:span><text:span text:style-name="T42">position</text:span><text:span text:style-name="T32">: </text:span><text:span text:style-name="T48">absolute</text:span><text:span text:style-name="T40">;</text:span></text:p>
      <text:p text:style-name="P55"><text:span text:style-name="T39"><text:s text:c="12"/></text:span><text:span text:style-name="T42">display</text:span><text:span text:style-name="T32">: </text:span><text:span text:style-name="T48">inline-block</text:span><text:span text:style-name="T40">;</text:span></text:p>
      <text:p text:style-name="P55"><text:span text:style-name="T39"><text:s text:c="12"/></text:span><text:span text:style-name="T42">background-color</text:span><text:span text:style-name="T32">: </text:span><text:span text:style-name="T46">#BBC0CA</text:span><text:span text:style-name="T40">;</text:span></text:p>
      <text:p text:style-name="P55"><text:span text:style-name="T39"><text:s text:c="12"/></text:span><text:span text:style-name="T42">top </text:span><text:span text:style-name="T32">:</text:span><text:span text:style-name="T46">0</text:span><text:span text:style-name="T40">;</text:span></text:p>
      <text:p text:style-name="P55"><text:span text:style-name="T39"><text:s text:c="12"/></text:span><text:span text:style-name="T42">right</text:span><text:span text:style-name="T32">: </text:span><text:span text:style-name="T46">0</text:span><text:span text:style-name="T40">;</text:span></text:p>
      <text:p text:style-name="P55"><text:soft-page-break/><text:span text:style-name="T39"><text:s text:c="8"/></text:span><text:span text:style-name="T32">}</text:span></text:p>
      <text:p text:style-name="P55"><text:s text:c="8"/><text:span text:style-name="T34">#attachments</text:span><text:span text:style-name="T32">{</text:span></text:p>
      <text:p text:style-name="P55"><text:s text:c="12"/><text:span text:style-name="T42">visibility</text:span><text:span text:style-name="T32">: </text:span><text:span text:style-name="T48">hidden</text:span><text:span text:style-name="T40">;</text:span></text:p>
      <text:p text:style-name="P55"><text:span text:style-name="T39"><text:s text:c="8"/></text:span><text:span text:style-name="T32">}</text:span></text:p>
      <text:p text:style-name="P55"><text:s text:c="8"/><text:span text:style-name="T32">.</text:span><text:span text:style-name="T34">form-footer</text:span><text:span text:style-name="T32">{</text:span></text:p>
      <text:p text:style-name="P55"><text:s text:c="12"/><text:span text:style-name="T42">background-color</text:span><text:span text:style-name="T32">: </text:span><text:span text:style-name="T46">#ECEEF1</text:span><text:span text:style-name="T40">;</text:span></text:p>
      <text:p text:style-name="P55"><text:span text:style-name="T39"><text:s text:c="12"/></text:span><text:span text:style-name="T42">color</text:span><text:span text:style-name="T32">: </text:span><text:span text:style-name="T48">whitesmoke</text:span><text:span text:style-name="T40">;</text:span></text:p>
      <text:p text:style-name="P55"><text:span text:style-name="T39"><text:s text:c="12"/></text:span><text:span text:style-name="T42">padding</text:span><text:span text:style-name="T32">: </text:span><text:span text:style-name="T46">20</text:span><text:span text:style-name="T48">px</text:span><text:span text:style-name="T40">;</text:span></text:p>
      <text:p text:style-name="P55"><text:span text:style-name="T39"><text:s text:c="12"/></text:span><text:span text:style-name="T42">border</text:span><text:span text:style-name="T32">: </text:span><text:span text:style-name="T46">2</text:span><text:span text:style-name="T48">px </text:span><text:span text:style-name="T46">#BBC0CA </text:span><text:span text:style-name="T48">solid</text:span><text:span text:style-name="T40">;</text:span></text:p>
      <text:p text:style-name="P55"><text:span text:style-name="T39"><text:s text:c="12"/></text:span><text:span text:style-name="T42">border-top</text:span><text:span text:style-name="T32">: </text:span><text:span text:style-name="T46">0</text:span><text:span text:style-name="T40">;</text:span></text:p>
      <text:p text:style-name="P55"><text:span text:style-name="T39"><text:s text:c="12"/></text:span><text:span text:style-name="T42">border-radius</text:span><text:span text:style-name="T32">: </text:span><text:span text:style-name="T46">0 0 15</text:span><text:span text:style-name="T48">px </text:span><text:span text:style-name="T46">15</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footer </text:span><text:span text:style-name="T40">input</text:span><text:span text:style-name="T32">{</text:span></text:p>
      <text:p text:style-name="P55"><text:s text:c="12"/><text:span text:style-name="T42">background-color</text:span><text:span text:style-name="T32">: </text:span><text:span text:style-name="T46">#00C697</text:span><text:span text:style-name="T40">;</text:span></text:p>
      <text:p text:style-name="P55"><text:span text:style-name="T39"><text:s text:c="12"/></text:span><text:span text:style-name="T42">color</text:span><text:span text:style-name="T32">: </text:span><text:span text:style-name="T48">white</text:span><text:span text:style-name="T40">;</text:span></text:p>
      <text:p text:style-name="P55"><text:span text:style-name="T39"><text:s text:c="12"/></text:span><text:span text:style-name="T42">font-size</text:span><text:span text:style-name="T32">: </text:span><text:span text:style-name="T46">18</text:span><text:span text:style-name="T48">px</text:span><text:span text:style-name="T40">;</text:span></text:p>
      <text:p text:style-name="P55"><text:span text:style-name="T39"><text:s text:c="12"/></text:span><text:span text:style-name="T42">font-weight</text:span><text:span text:style-name="T32">: </text:span><text:span text:style-name="T48">bolder</text:span><text:span text:style-name="T40">;</text:span></text:p>
      <text:p text:style-name="P55"><text:span text:style-name="T39"><text:s text:c="12"/></text:span><text:span text:style-name="T42">border</text:span><text:span text:style-name="T32">: </text:span><text:span text:style-name="T46">#00C697 2</text:span><text:span text:style-name="T48">px solid</text:span><text:span text:style-name="T40">;</text:span></text:p>
      <text:p text:style-name="P55"><text:span text:style-name="T39"><text:s text:c="12"/></text:span><text:span text:style-name="T42">border-radius</text:span><text:span text:style-name="T32">: </text:span><text:span text:style-name="T46">5</text:span><text:span text:style-name="T48">px</text:span><text:span text:style-name="T40">;</text:span></text:p>
      <text:p text:style-name="P55"><text:span text:style-name="T39"><text:s text:c="12"/></text:span><text:span text:style-name="T42">padding</text:span><text:span text:style-name="T32">: </text:span><text:span text:style-name="T46">5</text:span><text:span text:style-name="T48">px</text:span><text:span text:style-name="T40">;</text:span></text:p>
      <text:p text:style-name="P55"><text:span text:style-name="T39"><text:s text:c="8"/></text:span><text:span text:style-name="T32">}</text:span></text:p>
      <text:p text:style-name="P55"><text:s text:c="8"/><text:span text:style-name="T32">.</text:span><text:span text:style-name="T34">form-footer </text:span><text:span text:style-name="T40">div</text:span><text:span text:style-name="T32">{</text:span></text:p>
      <text:p text:style-name="P55"><text:s text:c="12"/><text:span text:style-name="T42">display</text:span><text:span text:style-name="T32">: </text:span><text:span text:style-name="T48">flex</text:span><text:span text:style-name="T40">;</text:span></text:p>
      <text:p text:style-name="P55"><text:span text:style-name="T39"><text:s text:c="12"/></text:span><text:span text:style-name="T42">justify-content</text:span><text:span text:style-name="T32">: </text:span><text:span text:style-name="T48">flex-end</text:span><text:span text:style-name="T40">;</text:span></text:p>
      <text:p text:style-name="P55"><text:span text:style-name="T39"><text:s text:c="8"/></text:span><text:span text:style-name="T32">}</text:span></text:p>
      <text:p text:style-name="P55"><text:s text:c="4"/><text:span text:style-name="T34">&lt;/style&gt;</text:span></text:p>
      <text:p text:style-name="P51">&lt;/head&gt;</text:p>
      <text:p text:style-name="P51">&lt;body&gt;</text:p>
      <text:p text:style-name="P54"><text:span text:style-name="T33">&lt;div </text:span><text:span text:style-name="T41">class=</text:span><text:span text:style-name="T47">"container"</text:span><text:span text:style-name="T33">&gt;</text:span></text:p>
      <text:p text:style-name="P55"><text:span text:style-name="T33"><text:s text:c="4"/></text:span><text:span text:style-name="T34">&lt;div </text:span><text:span text:style-name="T42">class=</text:span><text:span text:style-name="T48">"wrapper"</text:span><text:span text:style-name="T34">&gt;</text:span></text:p>
      <text:p text:style-name="P55"><text:span text:style-name="T33"><text:s text:c="8"/></text:span><text:span text:style-name="T34">&lt;div </text:span><text:span text:style-name="T42">class=</text:span><text:span text:style-name="T48">"header"</text:span><text:span text:style-name="T34">&gt;</text:span></text:p>
      <text:p text:style-name="P55"><text:span text:style-name="T33"><text:s text:c="12"/></text:span><text:span text:style-name="T34">&lt;div </text:span><text:span text:style-name="T42">class=</text:span><text:span text:style-name="T48">"logo"</text:span><text:span text:style-name="T34">&gt;</text:span><text:span text:style-name="T32">TO THE NEW</text:span><text:span text:style-name="T34">&lt;/div&gt;</text:span></text:p>
      <text:p text:style-name="P55"><text:span text:style-name="T33"><text:s text:c="12"/></text:span><text:span text:style-name="T34">&lt;div </text:span><text:span text:style-name="T42">class=</text:span><text:span text:style-name="T48">"nav"</text:span><text:span text:style-name="T34">&gt;</text:span></text:p>
      <text:p text:style-name="P55"><text:span text:style-name="T33"><text:s text:c="16"/></text:span><text:span text:style-name="T34">&lt;ul </text:span><text:span text:style-name="T42">class=</text:span><text:span text:style-name="T48">"nav-list"</text:span><text:span text:style-name="T34">&gt;</text:span></text:p>
      <text:p text:style-name="P55"><text:span text:style-name="T33"><text:s text:c="20"/></text:span><text:span text:style-name="T34">&lt;li&gt;</text:span><text:span text:style-name="T32">Home</text:span><text:span text:style-name="T34">&lt;/li&gt;</text:span></text:p>
      <text:p text:style-name="P55"><text:span text:style-name="T33"><text:s text:c="20"/></text:span><text:span text:style-name="T34">&lt;li&gt;</text:span><text:span text:style-name="T32">Quick Help</text:span><text:span text:style-name="T34">&lt;/li&gt;</text:span></text:p>
      <text:p text:style-name="P53"><text:s text:c="16"/><text:span text:style-name="T32">&lt;/ul&gt;</text:span></text:p>
      <text:p text:style-name="P53"><text:s text:c="12"/><text:span text:style-name="T32">&lt;/div&gt;</text:span></text:p>
      <text:p text:style-name="P53"><text:s text:c="12"/><text:span text:style-name="T32">&lt;hr&gt;</text:span></text:p>
      <text:p text:style-name="P53"><text:s text:c="8"/><text:span text:style-name="T32">&lt;/div&gt;</text:span></text:p>
      <text:p text:style-name="P55"><text:span text:style-name="T33"><text:s text:c="8"/></text:span><text:span text:style-name="T34">&lt;div </text:span><text:span text:style-name="T42">class=</text:span><text:span text:style-name="T48">"form-wrapper"</text:span><text:span text:style-name="T34">&gt;</text:span></text:p>
      <text:p text:style-name="P55"><text:span text:style-name="T33"><text:s text:c="12"/></text:span><text:span text:style-name="T34">&lt;form </text:span><text:span text:style-name="T42">action=</text:span><text:span text:style-name="T48">"" </text:span><text:span text:style-name="T42">enctype=</text:span><text:span text:style-name="T48">"multipart/form-data" </text:span><text:span text:style-name="T42">class=</text:span><text:span text:style-name="T48">"form"</text:span><text:span text:style-name="T34">&gt;</text:span></text:p>
      <text:p text:style-name="P55"><text:span text:style-name="T33"><text:s text:c="16"/></text:span><text:span text:style-name="T34">&lt;div </text:span><text:span text:style-name="T42">class=</text:span><text:span text:style-name="T48">"form-header"</text:span><text:span text:style-name="T34">&gt;</text:span></text:p>
      <text:p text:style-name="P55"><text:span text:style-name="T33"><text:s text:c="20"/></text:span><text:span text:style-name="T34">&lt;h2&gt;</text:span><text:span text:style-name="T32">Bug Report</text:span><text:span text:style-name="T34">&lt;/h2&gt;</text:span></text:p>
      <text:p text:style-name="P53"><text:s text:c="16"/><text:span text:style-name="T32">&lt;/div&gt;</text:span></text:p>
      <text:p text:style-name="P55"><text:span text:style-name="T33"><text:s text:c="16"/></text:span><text:span text:style-name="T34">&lt;div </text:span><text:span text:style-name="T42">class=</text:span><text:span text:style-name="T48">"form-content"</text:span><text:span text:style-name="T34">&gt;</text:span></text:p>
      <text:p text:style-name="P53"><text:s text:c="20"/><text:span text:style-name="T32">&lt;div&gt;</text:span></text:p>
      <text:p text:style-name="P55"><text:span text:style-name="T33"><text:s text:c="24"/></text:span><text:span text:style-name="T34">&lt;label </text:span><text:span text:style-name="T42">for=</text:span><text:span text:style-name="T48">"title"</text:span><text:span text:style-name="T34">&gt;</text:span><text:span text:style-name="T32">Title:*</text:span><text:span text:style-name="T34">&lt;/label&gt;&lt;br&gt;</text:span></text:p>
      <text:p text:style-name="P55"><text:span text:style-name="T33"><text:s text:c="24"/></text:span><text:span text:style-name="T34">&lt;input </text:span><text:span text:style-name="T42">type=</text:span><text:span text:style-name="T48">"text" </text:span><text:span text:style-name="T42">id=</text:span><text:span text:style-name="T48">"title"</text:span><text:span text:style-name="T34">&gt;</text:span></text:p>
      <text:p text:style-name="P53"><text:s text:c="20"/><text:span text:style-name="T32">&lt;/div&gt;</text:span></text:p>
      <text:p text:style-name="P53"><text:s text:c="20"/><text:span text:style-name="T32">&lt;div&gt;</text:span></text:p>
      <text:p text:style-name="P55"><text:span text:style-name="T33"><text:s text:c="24"/></text:span><text:span text:style-name="T34">&lt;label </text:span><text:span text:style-name="T42">for=</text:span><text:span text:style-name="T48">"desc"</text:span><text:span text:style-name="T34">&gt;</text:span><text:span text:style-name="T32">Description:*</text:span><text:span text:style-name="T34">&lt;/label&gt;&lt;br&gt;</text:span></text:p>
      <text:p text:style-name="P55"><text:span text:style-name="T33"><text:s text:c="24"/></text:span><text:span text:style-name="T34">&lt;textarea </text:span><text:span text:style-name="T42">rows=</text:span><text:span text:style-name="T48">"4" <text:s/></text:span><text:span text:style-name="T42">id=</text:span><text:span text:style-name="T48">"desc"</text:span><text:span text:style-name="T34">&gt;&lt;/textarea&gt;</text:span></text:p>
      <text:p text:style-name="P53"><text:s text:c="20"/><text:span text:style-name="T32">&lt;/div&gt;</text:span></text:p>
      <text:p text:style-name="P53"><text:s text:c="20"/><text:span text:style-name="T32">&lt;div&gt;</text:span></text:p>
      <text:p text:style-name="P55"><text:span text:style-name="T33"><text:s text:c="24"/></text:span><text:span text:style-name="T34">&lt;label </text:span><text:span text:style-name="T42">for=</text:span><text:span text:style-name="T48">"os"</text:span><text:span text:style-name="T34">&gt;</text:span><text:span text:style-name="T32">Operating System:</text:span><text:span text:style-name="T34">&lt;/label&gt;&lt;br&gt;&lt;br&gt;</text:span></text:p>
      <text:p text:style-name="P55"><text:span text:style-name="T33"><text:s text:c="24"/></text:span><text:span text:style-name="T34">&lt;select </text:span><text:span text:style-name="T42">id=</text:span><text:span text:style-name="T48">"os"</text:span><text:span text:style-name="T34">&gt;</text:span></text:p>
      <text:p text:style-name="P55"><text:span text:style-name="T33"><text:s text:c="28"/></text:span><text:span text:style-name="T34">&lt;option </text:span><text:span text:style-name="T42">value=</text:span><text:span text:style-name="T48">"Windows 10"</text:span><text:span text:style-name="T34">&gt;</text:span><text:span text:style-name="T32">Windows 10</text:span><text:span text:style-name="T34">&lt;/option&gt;</text:span></text:p>
      <text:p text:style-name="P55"><text:span text:style-name="T33"><text:s text:c="28"/></text:span><text:span text:style-name="T34">&lt;option </text:span><text:span text:style-name="T42">value=</text:span><text:span text:style-name="T48">"Windows XP"</text:span><text:span text:style-name="T34">&gt;</text:span><text:span text:style-name="T32">Windows XP</text:span><text:span text:style-name="T34">&lt;/option&gt;</text:span></text:p>
      <text:p text:style-name="P55"><text:span text:style-name="T33"><text:s text:c="28"/></text:span><text:span text:style-name="T34">&lt;option </text:span><text:span text:style-name="T42">value=</text:span><text:span text:style-name="T48">"Windows 7"</text:span><text:span text:style-name="T34">&gt;</text:span><text:span text:style-name="T32">Windows 7</text:span><text:span text:style-name="T34">&lt;/option&gt;</text:span></text:p>
      <text:p text:style-name="P53"><text:s text:c="24"/><text:span text:style-name="T32">&lt;/select&gt;</text:span></text:p>
      <text:p text:style-name="P53"><text:s text:c="20"/><text:span text:style-name="T32">&lt;/div&gt;</text:span></text:p>
      <text:p text:style-name="P53"><text:s text:c="20"/><text:span text:style-name="T32">&lt;div&gt;</text:span></text:p>
      <text:p text:style-name="P55"><text:span text:style-name="T33"><text:s text:c="24"/></text:span><text:span text:style-name="T34">&lt;label </text:span><text:span text:style-name="T42">for=</text:span><text:span text:style-name="T48">"product"</text:span><text:span text:style-name="T34">&gt;</text:span><text:span text:style-name="T32">Product:*</text:span><text:span text:style-name="T34">&lt;/label&gt;&lt;br&gt;&lt;br&gt;</text:span></text:p>
      <text:p text:style-name="P55"><text:span text:style-name="T33"><text:s text:c="24"/></text:span><text:span text:style-name="T34">&lt;select </text:span><text:span text:style-name="T42">id=</text:span><text:span text:style-name="T48">"product"</text:span><text:span text:style-name="T34">&gt;</text:span></text:p>
      <text:p text:style-name="P55"><text:span text:style-name="T33"><text:s text:c="28"/></text:span><text:span text:style-name="T34">&lt;option </text:span><text:span text:style-name="T42">value=</text:span><text:span text:style-name="T48">"formoid"</text:span><text:span text:style-name="T34">&gt;</text:span><text:span text:style-name="T32">Formoid</text:span><text:span text:style-name="T34">&lt;/option&gt;</text:span></text:p>
      <text:p text:style-name="P55"><text:span text:style-name="T33"><text:s text:c="28"/></text:span><text:span text:style-name="T34">&lt;option </text:span><text:span text:style-name="T42">value=</text:span><text:span text:style-name="T48">"other"</text:span><text:span text:style-name="T34">&gt;</text:span><text:span text:style-name="T32">Others</text:span><text:span text:style-name="T34">&lt;/option&gt;</text:span></text:p>
      <text:p text:style-name="P53"><text:s text:c="24"/><text:span text:style-name="T32">&lt;/select&gt;</text:span></text:p>
      <text:p text:style-name="P53"><text:s text:c="20"/><text:span text:style-name="T32">&lt;/div&gt;</text:span></text:p>
      <text:p text:style-name="P53"><text:soft-page-break/><text:s text:c="20"/><text:span text:style-name="T32">&lt;div&gt;</text:span></text:p>
      <text:p text:style-name="P55"><text:span text:style-name="T33"><text:s text:c="24"/></text:span><text:span text:style-name="T34">&lt;label </text:span><text:span text:style-name="T42">for=</text:span><text:span text:style-name="T48">"version"</text:span><text:span text:style-name="T34">&gt;</text:span><text:span text:style-name="T32">Version:*</text:span><text:span text:style-name="T34">&lt;/label&gt;&lt;br&gt;</text:span></text:p>
      <text:p text:style-name="P55"><text:span text:style-name="T33"><text:s text:c="24"/></text:span><text:span text:style-name="T34">&lt;input </text:span><text:span text:style-name="T42">type=</text:span><text:span text:style-name="T48">"text" </text:span><text:span text:style-name="T42">id=</text:span><text:span text:style-name="T48">"version"</text:span><text:span text:style-name="T34">&gt;</text:span></text:p>
      <text:p text:style-name="P53"><text:s text:c="20"/><text:span text:style-name="T32">&lt;/div&gt;</text:span></text:p>
      <text:p text:style-name="P53"><text:s text:c="20"/><text:span text:style-name="T32">&lt;div&gt;</text:span></text:p>
      <text:p text:style-name="P55"><text:span text:style-name="T33"><text:s text:c="24"/></text:span><text:span text:style-name="T34">&lt;label&gt;</text:span><text:span text:style-name="T32">License:</text:span><text:span text:style-name="T34">&lt;/label&gt;</text:span></text:p>
      <text:p text:style-name="P55"><text:span text:style-name="T33"><text:s text:c="24"/></text:span><text:span text:style-name="T34">&lt;div </text:span><text:span text:style-name="T42">class=</text:span><text:span text:style-name="T48">"radio"</text:span><text:span text:style-name="T34">&gt;</text:span></text:p>
      <text:p text:style-name="P55"><text:span text:style-name="T33"><text:s text:c="28"/></text:span><text:span text:style-name="T34">&lt;div&gt;&lt;input </text:span><text:span text:style-name="T42">type=</text:span><text:span text:style-name="T48">"radio" </text:span><text:span text:style-name="T42">name=</text:span><text:span text:style-name="T48">"license" </text:span><text:span text:style-name="T34">&gt;</text:span><text:span text:style-name="T32">Free</text:span><text:span text:style-name="T34">&lt;/div&gt;</text:span></text:p>
      <text:p text:style-name="P55"><text:span text:style-name="T33"><text:s text:c="28"/></text:span><text:span text:style-name="T34">&lt;div&gt;&lt;input </text:span><text:span text:style-name="T42">type=</text:span><text:span text:style-name="T48">"radio" </text:span><text:span text:style-name="T42">name=</text:span><text:span text:style-name="T48">"license" </text:span><text:span text:style-name="T34">&gt;</text:span><text:span text:style-name="T32">Business</text:span><text:span text:style-name="T34">&lt;/div&gt;</text:span></text:p>
      <text:p text:style-name="P53"><text:s text:c="24"/><text:span text:style-name="T32">&lt;/div&gt;</text:span></text:p>
      <text:p text:style-name="P53"><text:s text:c="20"/><text:span text:style-name="T32">&lt;/div&gt;</text:span></text:p>
      <text:p text:style-name="P53"><text:s text:c="20"/><text:span text:style-name="T32">&lt;div&gt;</text:span></text:p>
      <text:p text:style-name="P55"><text:span text:style-name="T33"><text:s text:c="24"/></text:span><text:span text:style-name="T34">&lt;label </text:span><text:span text:style-name="T42">for=</text:span><text:span text:style-name="T48">"severity"</text:span><text:span text:style-name="T34">&gt;</text:span><text:span text:style-name="T32">Severity:</text:span><text:span text:style-name="T34">&lt;/label&gt;&lt;br&gt;</text:span></text:p>
      <text:p text:style-name="P55"><text:span text:style-name="T33"><text:s text:c="24"/></text:span><text:span text:style-name="T34">&lt;select </text:span><text:span text:style-name="T42">id=</text:span><text:span text:style-name="T48">"severity"</text:span><text:span text:style-name="T34">&gt;</text:span></text:p>
      <text:p text:style-name="P55"><text:span text:style-name="T33"><text:s text:c="28"/></text:span><text:span text:style-name="T34">&lt;option </text:span><text:span text:style-name="T42">value=</text:span><text:span text:style-name="T48">"critical"</text:span><text:span text:style-name="T34">&gt;</text:span><text:span text:style-name="T32">Critical</text:span><text:span text:style-name="T34">&lt;/option&gt;</text:span></text:p>
      <text:p text:style-name="P55"><text:span text:style-name="T33"><text:s text:c="28"/></text:span><text:span text:style-name="T34">&lt;option </text:span><text:span text:style-name="T42">value=</text:span><text:span text:style-name="T48">"high"</text:span><text:span text:style-name="T34">&gt;</text:span><text:span text:style-name="T32">High</text:span><text:span text:style-name="T34">&lt;/option&gt;</text:span></text:p>
      <text:p text:style-name="P55"><text:span text:style-name="T33"><text:s text:c="28"/></text:span><text:span text:style-name="T34">&lt;option </text:span><text:span text:style-name="T42">value=</text:span><text:span text:style-name="T48">"medium"</text:span><text:span text:style-name="T34">&gt;</text:span><text:span text:style-name="T32">Medium</text:span><text:span text:style-name="T34">&lt;/option&gt;</text:span></text:p>
      <text:p text:style-name="P55"><text:span text:style-name="T33"><text:s text:c="28"/></text:span><text:span text:style-name="T34">&lt;option </text:span><text:span text:style-name="T42">value=</text:span><text:span text:style-name="T48">"low"</text:span><text:span text:style-name="T34">&gt;</text:span><text:span text:style-name="T32">Low</text:span><text:span text:style-name="T34">&lt;/option&gt;</text:span></text:p>
      <text:p text:style-name="P53"><text:s text:c="24"/><text:span text:style-name="T32">&lt;/select&gt;</text:span></text:p>
      <text:p text:style-name="P53"><text:s text:c="20"/><text:span text:style-name="T32">&lt;/div&gt;</text:span></text:p>
      <text:p text:style-name="P53"><text:s text:c="20"/><text:span text:style-name="T32">&lt;div&gt;</text:span></text:p>
      <text:p text:style-name="P55"><text:span text:style-name="T33"><text:s text:c="24"/></text:span><text:span text:style-name="T34">&lt;label </text:span><text:span text:style-name="T42">for=</text:span><text:span text:style-name="T48">"attachments"</text:span><text:span text:style-name="T34">&gt;</text:span><text:span text:style-name="T32">Attachments:</text:span><text:span text:style-name="T34">&lt;/label&gt;&lt;br&gt;</text:span></text:p>
      <text:p text:style-name="P55"><text:span text:style-name="T33"><text:s text:c="24"/></text:span><text:span text:style-name="T34">&lt;div </text:span><text:span text:style-name="T42">class=</text:span><text:span text:style-name="T48">"upload-btn"</text:span><text:span text:style-name="T34">&gt;</text:span></text:p>
      <text:p text:style-name="P55"><text:span text:style-name="T33"><text:s text:c="28"/></text:span><text:span text:style-name="T32">No file chosen</text:span></text:p>
      <text:p text:style-name="P55"><text:s text:c="28"/><text:span text:style-name="T34">&lt;input </text:span><text:span text:style-name="T42">type=</text:span><text:span text:style-name="T48">"file" </text:span><text:span text:style-name="T42">id=</text:span><text:span text:style-name="T48">"attachments"</text:span><text:span text:style-name="T34">&gt;&lt;div </text:span><text:span text:style-name="T42">style=</text:span><text:span text:style-name="T48">"</text:span><text:span text:style-name="T42">overflow-y</text:span><text:span text:style-name="T32">: </text:span><text:span text:style-name="T48">inherit</text:span><text:span text:style-name="T40">;</text:span><text:span text:style-name="T48">"</text:span><text:span text:style-name="T34">&gt;</text:span><text:span text:style-name="T32">Choose Files</text:span><text:span text:style-name="T34">&lt;/div&gt;&lt;/div&gt;</text:span></text:p>
      <text:p text:style-name="P53"><text:s text:c="20"/><text:span text:style-name="T32">&lt;/div&gt;</text:span></text:p>
      <text:p text:style-name="P53"><text:s text:c="16"/><text:span text:style-name="T32">&lt;/div&gt;</text:span></text:p>
      <text:p text:style-name="P55"><text:span text:style-name="T33"><text:s text:c="16"/></text:span><text:span text:style-name="T34">&lt;div </text:span><text:span text:style-name="T42">class=</text:span><text:span text:style-name="T48">"form-footer"</text:span><text:span text:style-name="T34">&gt;</text:span></text:p>
      <text:p text:style-name="P55"><text:span text:style-name="T33"><text:s text:c="20"/></text:span><text:span text:style-name="T34">&lt;div&gt;&lt;input </text:span><text:span text:style-name="T42">type=</text:span><text:span text:style-name="T48">"submit" </text:span><text:span text:style-name="T42">value=</text:span><text:span text:style-name="T48">"Send"</text:span><text:span text:style-name="T34">&gt;&lt;/div&gt;</text:span></text:p>
      <text:p text:style-name="P53"><text:s text:c="16"/><text:span text:style-name="T32">&lt;/div&gt;</text:span></text:p>
      <text:p text:style-name="P53"><text:s text:c="12"/><text:span text:style-name="T32">&lt;/form&gt;</text:span></text:p>
      <text:p text:style-name="P53"><text:s text:c="8"/><text:span text:style-name="T32">&lt;/div&gt;</text:span></text:p>
      <text:p text:style-name="P53"><text:s text:c="4"/><text:span text:style-name="T32">&lt;/div&gt;</text:span></text:p>
      <text:p text:style-name="P51">&lt;/div&gt;</text:p>
      <text:p text:style-name="P51">&lt;/body&gt;</text:p>
      <text:p text:style-name="P58">&lt;/html&gt;</text:p>
      <text:p text:style-name="P46"><text:span text:style-name="Strong_20_Emphasis"><text:span text:style-name="T11"/></text:span></text:p>
      <text:p text:style-name="P45"><text:span text:style-name="Strong_20_Emphasis"><text:span text:style-name="T10"/></text:span></text:p>
      <text:p text:style-name="P39"/>
      <text:p text:style-name="P29"/>
      <text:p text:style-name="P2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0:22:32.310200392</meta:creation-date>
    <dc:date>2019-02-10T15:19:40.276639105</dc:date>
    <meta:editing-duration>PT2H4M56S</meta:editing-duration>
    <meta:editing-cycles>19</meta:editing-cycles>
    <meta:generator>LibreOffice/6.0.3.2$Linux_X86_64 LibreOffice_project/00m0$Build-2</meta:generator>
    <meta:document-statistic meta:table-count="0" meta:image-count="0" meta:object-count="0" meta:page-count="10" meta:paragraph-count="508" meta:word-count="1661" meta:character-count="16551" meta:non-whitespace-character-count="11024"/>
  </office:meta>
</office:document-meta>
</file>